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1.27cm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fo:break-before="auto" fo:text-indent="1.27cm" fo:line-height="115%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fo:break-before="auto" fo:text-indent="1.27cm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tyle="italic" style:font-style-asian="italic" style:font-style-complex="italic"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tyle="italic" style:font-style-asian="italic" style:font-style-complex="italic"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T6_113" style:family="text">
      <style:text-properties fo:font-size="12pt" style:font-size-asian="12pt" style:font-size-complex="12pt"/>
    </style:style>
    <style:style style:name="T6_114" style:family="text">
      <style:text-properties fo:font-size="12pt" style:font-size-asian="12pt" style:font-size-complex="12pt"/>
    </style:style>
    <style:style style:name="T6_115" style:family="text">
      <style:text-properties fo:font-size="12pt" style:font-size-asian="12pt" style:font-size-complex="12pt"/>
    </style:style>
    <style:style style:name="T6_116" style:family="text">
      <style:text-properties fo:font-size="12pt" style:font-size-asian="12pt" style:font-size-complex="12pt"/>
    </style:style>
    <style:style style:name="T6_117" style:family="text">
      <style:text-properties fo:font-size="12pt" style:font-size-asian="12pt" style:font-size-complex="12pt"/>
    </style:style>
    <style:style style:name="T6_118" style:family="text">
      <style:text-properties fo:font-size="12pt" style:font-size-asian="12pt" style:font-size-complex="12pt"/>
    </style:style>
    <style:style style:name="T6_119" style:family="text">
      <style:text-properties fo:font-size="12pt" style:font-size-asian="12pt" style:font-size-complex="12pt"/>
    </style:style>
    <style:style style:name="T6_120" style:family="text">
      <style:text-properties fo:font-size="12pt" style:font-size-asian="12pt" style:font-size-complex="12pt"/>
    </style:style>
    <style:style style:name="T6_121" style:family="text">
      <style:text-properties fo:font-size="12pt" style:font-size-asian="12pt" style:font-size-complex="12pt"/>
    </style:style>
    <style:style style:name="T6_122" style:family="text">
      <style:text-properties fo:font-size="12pt" style:font-size-asian="12pt" style:font-size-complex="12pt"/>
    </style:style>
    <style:style style:name="T6_123" style:family="text">
      <style:text-properties fo:font-size="12pt" style:font-size-asian="12pt" style:font-size-complex="12pt"/>
    </style:style>
    <style:style style:name="T6_124" style:family="text">
      <style:text-properties fo:font-size="12pt" style:font-size-asian="12pt" style:font-size-complex="12pt"/>
    </style:style>
    <style:style style:name="T6_125" style:family="text">
      <style:text-properties fo:font-size="12pt" style:font-size-asian="12pt" style:font-size-complex="12pt"/>
    </style:style>
    <style:style style:name="T6_126" style:family="text">
      <style:text-properties fo:font-size="12pt" style:font-size-asian="12pt" style:font-size-complex="12pt"/>
    </style:style>
    <style:style style:name="T6_127" style:family="text">
      <style:text-properties fo:font-size="12pt" style:font-size-asian="12pt" style:font-size-complex="12pt"/>
    </style:style>
    <style:style style:name="T6_128" style:family="text">
      <style:text-properties fo:font-size="12pt" style:font-size-asian="12pt" style:font-size-complex="12pt"/>
    </style:style>
    <style:style style:name="T6_129" style:family="text">
      <style:text-properties fo:font-size="12pt" style:font-size-asian="12pt" style:font-size-complex="12pt"/>
    </style:style>
    <style:style style:name="T6_130" style:family="text">
      <style:text-properties fo:font-size="12pt" style:font-size-asian="12pt" style:font-size-complex="12pt"/>
    </style:style>
    <style:style style:name="T6_131" style:family="text">
      <style:text-properties fo:font-size="12pt" style:font-size-asian="12pt" style:font-size-complex="12pt"/>
    </style:style>
    <style:style style:name="T6_132" style:family="text">
      <style:text-properties fo:font-size="12pt" style:font-size-asian="12pt" style:font-size-complex="12pt"/>
    </style:style>
    <style:style style:name="T6_133" style:family="text">
      <style:text-properties fo:font-size="12pt" style:font-size-asian="12pt" style:font-size-complex="12pt"/>
    </style:style>
    <style:style style:name="T6_134" style:family="text">
      <style:text-properties fo:font-size="12pt" style:font-size-asian="12pt" style:font-size-complex="12pt"/>
    </style:style>
    <style:style style:name="T6_135" style:family="text">
      <style:text-properties fo:font-size="12pt" style:font-size-asian="12pt" style:font-size-complex="12pt"/>
    </style:style>
    <style:style style:name="T6_136" style:family="text">
      <style:text-properties fo:font-size="12pt" style:font-size-asian="12pt" style:font-size-complex="12pt"/>
    </style:style>
    <style:style style:name="T6_137" style:family="text">
      <style:text-properties fo:font-size="12pt" style:font-size-asian="12pt" style:font-size-complex="12pt"/>
    </style:style>
    <style:style style:name="T6_138" style:family="text">
      <style:text-properties fo:font-size="12pt" style:font-size-asian="12pt" style:font-size-complex="12pt"/>
    </style:style>
    <style:style style:name="T6_139" style:family="text">
      <style:text-properties fo:font-size="12pt" style:font-size-asian="12pt" style:font-size-complex="12pt"/>
    </style:style>
    <style:style style:name="T6_140" style:family="text">
      <style:text-properties fo:font-size="12pt" style:font-size-asian="12pt" style:font-size-complex="12pt"/>
    </style:style>
    <style:style style:name="T6_141" style:family="text">
      <style:text-properties fo:font-size="12pt" style:font-size-asian="12pt" style:font-size-complex="12pt"/>
    </style:style>
    <style:style style:name="T6_142" style:family="text">
      <style:text-properties fo:font-size="12pt" style:font-size-asian="12pt" style:font-size-complex="12pt"/>
    </style:style>
    <style:style style:name="T6_143" style:family="text">
      <style:text-properties fo:font-size="12pt" style:font-size-asian="12pt" style:font-size-complex="12pt"/>
    </style:style>
    <style:style style:name="T6_144" style:family="text">
      <style:text-properties fo:font-size="12pt" style:font-size-asian="12pt" style:font-size-complex="12pt"/>
    </style:style>
    <style:style style:name="T6_145" style:family="text">
      <style:text-properties fo:font-size="12pt" style:font-size-asian="12pt" style:font-size-complex="12pt"/>
    </style:style>
    <style:style style:name="T6_146" style:family="text">
      <style:text-properties fo:font-size="12pt" style:font-size-asian="12pt" style:font-size-complex="12pt"/>
    </style:style>
    <style:style style:name="T6_147" style:family="text">
      <style:text-properties fo:font-size="12pt" style:font-size-asian="12pt" style:font-size-complex="12pt"/>
    </style:style>
    <style:style style:name="T6_148" style:family="text">
      <style:text-properties fo:font-size="12pt" style:font-size-asian="12pt" style:font-size-complex="12pt"/>
    </style:style>
    <style:style style:name="T6_149" style:family="text">
      <style:text-properties fo:font-size="12pt" style:font-size-asian="12pt" style:font-size-complex="12pt"/>
    </style:style>
    <style:style style:name="T6_150" style:family="text">
      <style:text-properties fo:font-size="12pt" style:font-size-asian="12pt" style:font-size-complex="12pt"/>
    </style:style>
    <style:style style:name="T6_151" style:family="text">
      <style:text-properties fo:font-size="12pt" style:font-size-asian="12pt" style:font-size-complex="12pt"/>
    </style:style>
    <style:style style:name="T6_152" style:family="text">
      <style:text-properties fo:font-size="12pt" style:font-size-asian="12pt" style:font-size-complex="12pt"/>
    </style:style>
    <style:style style:name="T6_153" style:family="text">
      <style:text-properties fo:font-size="12pt" style:font-size-asian="12pt" style:font-size-complex="12pt"/>
    </style:style>
    <style:style style:name="T6_154" style:family="text">
      <style:text-properties fo:font-size="12pt" style:font-size-asian="12pt" style:font-size-complex="12pt"/>
    </style:style>
    <style:style style:name="T6_155" style:family="text">
      <style:text-properties fo:font-size="12pt" style:font-size-asian="12pt" style:font-size-complex="12pt"/>
    </style:style>
    <style:style style:name="T6_156" style:family="text">
      <style:text-properties fo:font-size="12pt" style:font-size-asian="12pt" style:font-size-complex="12pt"/>
    </style:style>
    <style:style style:name="T6_157" style:family="text">
      <style:text-properties fo:font-size="12pt" style:font-size-asian="12pt" style:font-size-complex="12pt"/>
    </style:style>
    <style:style style:name="T6_158" style:family="text">
      <style:text-properties fo:font-size="12pt" style:font-size-asian="12pt" style:font-size-complex="12pt"/>
    </style:style>
    <style:style style:name="T6_159" style:family="text">
      <style:text-properties fo:font-size="12pt" style:font-size-asian="12pt" style:font-size-complex="12pt"/>
    </style:style>
    <style:style style:name="T6_160" style:family="text">
      <style:text-properties fo:font-size="12pt" style:font-size-asian="12pt" style:font-size-complex="12pt"/>
    </style:style>
    <style:style style:name="T6_161" style:family="text">
      <style:text-properties fo:font-size="12pt" style:font-size-asian="12pt" style:font-size-complex="12pt"/>
    </style:style>
    <style:style style:name="T6_162" style:family="text">
      <style:text-properties fo:font-size="12pt" style:font-size-asian="12pt" style:font-size-complex="12pt"/>
    </style:style>
    <style:style style:name="T6_163" style:family="text">
      <style:text-properties fo:font-size="12pt" style:font-size-asian="12pt" style:font-size-complex="12pt"/>
    </style:style>
    <style:style style:name="T6_164" style:family="text">
      <style:text-properties fo:font-size="12pt" style:font-size-asian="12pt" style:font-size-complex="12pt"/>
    </style:style>
    <style:style style:name="T6_165" style:family="text">
      <style:text-properties fo:font-size="12pt" style:font-size-asian="12pt" style:font-size-complex="12pt"/>
    </style:style>
    <style:style style:name="T6_166" style:family="text">
      <style:text-properties fo:font-size="12pt" style:font-size-asian="12pt" style:font-size-complex="12pt"/>
    </style:style>
    <style:style style:name="T6_167" style:family="text">
      <style:text-properties fo:font-size="12pt" style:font-size-asian="12pt" style:font-size-complex="12pt"/>
    </style:style>
    <style:style style:name="T6_168" style:family="text">
      <style:text-properties fo:font-size="12pt" style:font-size-asian="12pt" style:font-size-complex="12pt"/>
    </style:style>
    <style:style style:name="T6_169" style:family="text">
      <style:text-properties fo:font-size="12pt" style:font-size-asian="12pt" style:font-size-complex="12pt"/>
    </style:style>
    <style:style style:name="T6_170" style:family="text">
      <style:text-properties fo:font-size="12pt" style:font-size-asian="12pt" style:font-size-complex="12pt"/>
    </style:style>
    <style:style style:name="T6_171" style:family="text">
      <style:text-properties fo:font-size="12pt" style:font-size-asian="12pt" style:font-size-complex="12pt"/>
    </style:style>
    <style:style style:name="T6_172" style:family="text">
      <style:text-properties fo:font-size="12pt" style:font-size-asian="12pt" style:font-size-complex="12pt"/>
    </style:style>
    <style:style style:name="T6_173" style:family="text">
      <style:text-properties fo:font-size="12pt" style:font-size-asian="12pt" style:font-size-complex="12pt"/>
    </style:style>
    <style:style style:name="T6_174" style:family="text">
      <style:text-properties fo:font-size="12pt" style:font-size-asian="12pt" style:font-size-complex="12pt"/>
    </style:style>
    <style:style style:name="T6_175" style:family="text">
      <style:text-properties fo:font-size="12pt" style:font-size-asian="12pt" style:font-size-complex="12pt"/>
    </style:style>
    <style:style style:name="T6_176" style:family="text">
      <style:text-properties fo:font-size="12pt" style:font-size-asian="12pt" style:font-size-complex="12pt"/>
    </style:style>
    <style:style style:name="T6_177" style:family="text">
      <style:text-properties fo:font-size="12pt" style:font-size-asian="12pt" style:font-size-complex="12pt"/>
    </style:style>
    <style:style style:name="T6_178" style:family="text">
      <style:text-properties fo:font-size="12pt" style:font-size-asian="12pt" style:font-size-complex="12pt"/>
    </style:style>
    <style:style style:name="T6_179" style:family="text">
      <style:text-properties fo:font-size="12pt" style:font-size-asian="12pt" style:font-size-complex="12pt"/>
    </style:style>
    <style:style style:name="T6_180" style:family="text">
      <style:text-properties fo:font-size="12pt" style:font-size-asian="12pt" style:font-size-complex="12pt"/>
    </style:style>
    <style:style style:name="T6_181" style:family="text">
      <style:text-properties fo:font-size="12pt" style:font-size-asian="12pt" style:font-size-complex="12pt"/>
    </style:style>
    <style:style style:name="T6_182" style:family="text">
      <style:text-properties fo:font-size="12pt" style:font-size-asian="12pt" style:font-size-complex="12pt"/>
    </style:style>
    <style:style style:name="T6_183" style:family="text">
      <style:text-properties fo:font-size="12pt" style:font-size-asian="12pt" style:font-size-complex="12pt"/>
    </style:style>
    <style:style style:name="T6_184" style:family="text">
      <style:text-properties fo:font-size="12pt" style:font-size-asian="12pt" style:font-size-complex="12pt"/>
    </style:style>
    <style:style style:name="T6_185" style:family="text">
      <style:text-properties fo:font-size="12pt" style:font-size-asian="12pt" style:font-size-complex="12pt"/>
    </style:style>
    <style:style style:name="T6_186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T9_102" style:family="text">
      <style:text-properties fo:font-size="12pt" style:font-size-asian="12pt" style:font-size-complex="12pt"/>
    </style:style>
    <style:style style:name="T9_103" style:family="text">
      <style:text-properties fo:font-size="12pt" style:font-size-asian="12pt" style:font-size-complex="12pt"/>
    </style:style>
    <style:style style:name="T9_104" style:family="text">
      <style:text-properties fo:font-size="12pt" style:font-size-asian="12pt" style:font-size-complex="12pt"/>
    </style:style>
    <style:style style:name="T9_105" style:family="text">
      <style:text-properties fo:font-size="12pt" style:font-size-asian="12pt" style:font-size-complex="12pt"/>
    </style:style>
    <style:style style:name="T9_106" style:family="text">
      <style:text-properties fo:font-size="12pt" style:font-size-asian="12pt" style:font-size-complex="12pt"/>
    </style:style>
    <style:style style:name="T9_107" style:family="text">
      <style:text-properties fo:font-size="12pt" style:font-size-asian="12pt" style:font-size-complex="12pt"/>
    </style:style>
    <style:style style:name="T9_108" style:family="text">
      <style:text-properties fo:font-size="12pt" style:font-size-asian="12pt" style:font-size-complex="12pt"/>
    </style:style>
    <style:style style:name="T9_109" style:family="text">
      <style:text-properties fo:font-size="12pt" style:font-size-asian="12pt" style:font-size-complex="12pt"/>
    </style:style>
    <style:style style:name="T9_110" style:family="text">
      <style:text-properties fo:font-size="12pt" style:font-size-asian="12pt" style:font-size-complex="12pt"/>
    </style:style>
    <style:style style:name="T9_111" style:family="text">
      <style:text-properties fo:font-size="12pt" style:font-size-asian="12pt" style:font-size-complex="12pt"/>
    </style:style>
    <style:style style:name="T9_112" style:family="text">
      <style:text-properties fo:font-size="12pt" style:font-size-asian="12pt" style:font-size-complex="12pt"/>
    </style:style>
    <style:style style:name="T9_113" style:family="text">
      <style:text-properties fo:font-size="12pt" style:font-size-asian="12pt" style:font-size-complex="12pt"/>
    </style:style>
    <style:style style:name="T9_114" style:family="text">
      <style:text-properties fo:font-size="12pt" style:font-size-asian="12pt" style:font-size-complex="12pt"/>
    </style:style>
    <style:style style:name="T9_115" style:family="text">
      <style:text-properties fo:font-size="12pt" style:font-size-asian="12pt" style:font-size-complex="12pt"/>
    </style:style>
    <style:style style:name="T9_116" style:family="text">
      <style:text-properties fo:font-size="12pt" style:font-size-asian="12pt" style:font-size-complex="12pt"/>
    </style:style>
    <style:style style:name="T9_117" style:family="text">
      <style:text-properties fo:font-size="12pt" style:font-size-asian="12pt" style:font-size-complex="12pt"/>
    </style:style>
    <style:style style:name="T9_118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5_1" style:family="text"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>
      <style:text-properties fo:color="#1155cc" style:text-underline-style="solid" style:text-underline-color="font-color"/>
    </style:style>
    <style:style style:name="T18_8" style:family="text"/>
    <style:style style:name="T18_9" style:family="text">
      <style:text-properties fo:color="#1155cc" style:text-underline-style="solid" style:text-underline-color="font-color"/>
    </style:style>
    <style:style style:name="T18_10" style:family="text"/>
    <style:style style:name="T18_11" style:family="text">
      <style:text-properties fo:color="#1155cc" style:text-underline-style="solid" style:text-underline-color="font-color"/>
    </style:style>
    <style:style style:name="T18_12" style:family="text"/>
    <style:style style:name="T18_13" style:family="text">
      <style:text-properties fo:color="#1155cc" style:text-underline-style="solid" style:text-underline-color="font-color"/>
    </style:style>
    <style:style style:name="T18_14" style:family="text"/>
    <style:style style:name="T18_15" style:family="text">
      <style:text-properties fo:color="#1155cc" style:text-underline-style="solid" style:text-underline-color="font-color"/>
    </style:style>
    <style:style style:name="T18_16" style:family="text"/>
    <style:style style:name="T18_17" style:family="text">
      <style:text-properties fo:color="#1155cc" style:text-underline-style="solid" style:text-underline-color="font-color"/>
    </style:style>
    <style:style style:name="T18_18" style:family="text"/>
    <style:style style:name="T18_19" style:family="text">
      <style:text-properties fo:color="#1155cc" style:text-underline-style="solid" style:text-underline-color="font-color"/>
    </style:style>
    <style:style style:name="T18_20" style:family="text"/>
    <style:style style:name="T18_21" style:family="text">
      <style:text-properties fo:color="#1155cc" style:text-underline-style="solid" style:text-underline-color="font-color"/>
    </style:style>
    <style:style style:name="T18_22" style:family="text"/>
    <style:style style:name="T18_23" style:family="text">
      <style:text-properties fo:color="#1155cc" style:text-underline-style="solid" style:text-underline-color="font-color"/>
    </style:style>
    <style:style style:name="T18_24" style:family="text"/>
    <style:style style:name="T18_25" style:family="text">
      <style:text-properties fo:color="#1155cc" style:text-underline-style="solid" style:text-underline-color="font-color"/>
    </style:style>
    <style:style style:name="T18_26" style:family="text"/>
    <style:style style:name="T18_27" style:family="text">
      <style:text-properties fo:color="#1155cc" style:text-underline-style="solid" style:text-underline-color="font-color"/>
    </style:style>
    <style:style style:name="T18_28" style:family="text"/>
    <style:style style:name="T18_29" style:family="text">
      <style:text-properties fo:color="#1155cc" style:text-underline-style="solid" style:text-underline-color="font-color"/>
    </style:style>
    <style:style style:name="T18_30" style:family="text"/>
    <style:style style:name="T18_31" style:family="text">
      <style:text-properties fo:color="#1155cc" style:text-underline-style="solid" style:text-underline-color="font-color"/>
    </style:style>
    <style:style style:name="T18_32" style:family="text"/>
    <style:style style:name="T18_33" style:family="text">
      <style:text-properties fo:color="#1155cc" style:text-underline-style="solid" style:text-underline-color="font-color"/>
    </style:style>
    <style:style style:name="T18_3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>
      <style:text-properties fo:color="#1155cc" style:text-underline-style="solid" style:text-underline-color="font-color"/>
    </style:style>
    <style:style style:name="T23_4" style:family="text"/>
    <style:style style:name="T23_5" style:family="text">
      <style:text-properties fo:color="#1155cc" style:text-underline-style="solid" style:text-underline-color="font-color"/>
    </style:style>
    <style:style style:name="T23_6" style:family="text"/>
    <style:style style:name="T23_7" style:family="text">
      <style:text-properties fo:color="#1155cc" style:text-underline-style="solid" style:text-underline-color="font-color"/>
    </style:style>
    <style:style style:name="T23_8" style:family="text"/>
    <style:style style:name="T23_9" style:family="text">
      <style:text-properties fo:color="#1155cc" style:text-underline-style="solid" style:text-underline-color="font-color"/>
    </style:style>
    <style:style style:name="T23_10" style:family="text"/>
    <style:style style:name="T23_11" style:family="text">
      <style:text-properties fo:color="#1155cc" style:text-underline-style="solid" style:text-underline-color="font-color"/>
    </style:style>
    <style:style style:name="T23_12" style:family="text"/>
    <style:style style:name="T23_13" style:family="text">
      <style:text-properties fo:color="#1155cc" style:text-underline-style="solid" style:text-underline-color="font-color"/>
    </style:style>
    <style:style style:name="T23_14" style:family="text"/>
    <style:style style:name="T23_15" style:family="text">
      <style:text-properties fo:color="#1155cc" style:text-underline-style="solid" style:text-underline-color="font-color"/>
    </style:style>
    <style:style style:name="T23_16" style:family="text"/>
    <style:style style:name="T23_17" style:family="text">
      <style:text-properties fo:color="#1155cc" style:text-underline-style="solid" style:text-underline-color="font-color"/>
    </style:style>
    <style:style style:name="T23_18" style:family="text"/>
    <style:style style:name="T23_19" style:family="text">
      <style:text-properties fo:color="#1155cc" style:text-underline-style="solid" style:text-underline-color="font-color"/>
    </style:style>
    <style:style style:name="T23_20" style:family="text"/>
    <style:style style:name="T23_21" style:family="text">
      <style:text-properties fo:color="#1155cc" style:text-underline-style="solid" style:text-underline-color="font-color"/>
    </style:style>
    <style:style style:name="T23_22" style:family="text"/>
    <style:style style:name="T23_23" style:family="text">
      <style:text-properties fo:color="#1155cc" style:text-underline-style="solid" style:text-underline-color="font-color"/>
    </style:style>
    <style:style style:name="T23_24" style:family="text"/>
    <style:style style:name="T23_25" style:family="text">
      <style:text-properties fo:color="#1155cc" style:text-underline-style="solid" style:text-underline-color="font-color"/>
    </style:style>
    <style:style style:name="T23_26" style:family="text"/>
    <style:style style:name="T23_27" style:family="text">
      <style:text-properties fo:color="#1155cc" style:text-underline-style="solid" style:text-underline-color="font-color"/>
    </style:style>
    <style:style style:name="T23_28" style:family="text"/>
    <style:style style:name="T23_29" style:family="text">
      <style:text-properties fo:color="#1155cc" style:text-underline-style="solid" style:text-underline-color="font-color"/>
    </style:style>
    <style:style style:name="T23_30" style:family="text"/>
    <style:style style:name="T23_31" style:family="text">
      <style:text-properties fo:color="#1155cc" style:text-underline-style="solid" style:text-underline-color="font-color"/>
    </style:style>
    <style:style style:name="T23_32" style:family="text"/>
    <style:style style:name="T23_33" style:family="text">
      <style:text-properties fo:color="#1155cc" style:text-underline-style="solid" style:text-underline-color="font-color"/>
    </style:style>
    <style:style style:name="T23_34" style:family="text"/>
    <style:style style:name="T23_35" style:family="text">
      <style:text-properties fo:color="#1155cc" style:text-underline-style="solid" style:text-underline-color="font-color"/>
    </style:style>
    <style:style style:name="T23_36" style:family="text"/>
    <style:style style:name="T23_37" style:family="text">
      <style:text-properties fo:color="#1155cc" style:text-underline-style="solid" style:text-underline-color="font-color"/>
    </style:style>
    <style:style style:name="T23_38" style:family="text"/>
    <style:style style:name="T23_39" style:family="text">
      <style:text-properties fo:color="#1155cc" style:text-underline-style="solid" style:text-underline-color="font-color"/>
    </style:style>
    <style:style style:name="T23_40" style:family="text"/>
    <style:style style:name="T23_41" style:family="text">
      <style:text-properties fo:color="#1155cc" style:text-underline-style="solid" style:text-underline-color="font-color"/>
    </style:style>
    <style:style style:name="T23_42" style:family="text"/>
    <style:style style:name="T23_43" style:family="text">
      <style:text-properties fo:color="#1155cc" style:text-underline-style="solid" style:text-underline-color="font-color"/>
    </style:style>
    <style:style style:name="T23_44" style:family="text"/>
    <style:style style:name="T23_45" style:family="text">
      <style:text-properties fo:color="#1155cc" style:text-underline-style="solid" style:text-underline-color="font-color"/>
    </style:style>
    <style:style style:name="T23_46" style:family="text"/>
    <style:style style:name="T23_47" style:family="text">
      <style:text-properties fo:color="#1155cc" style:text-underline-style="solid" style:text-underline-color="font-color"/>
    </style:style>
    <style:style style:name="T23_4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>
      <style:text-properties fo:color="#1155cc" style:text-underline-style="solid" style:text-underline-color="font-color"/>
    </style:style>
    <style:style style:name="T27_4" style:family="text"/>
    <style:style style:name="T27_5" style:family="text">
      <style:text-properties fo:color="#1155cc" style:text-underline-style="solid" style:text-underline-color="font-color"/>
    </style:style>
    <style:style style:name="T27_6" style:family="text"/>
    <style:style style:name="T27_7" style:family="text">
      <style:text-properties fo:color="#1155cc" style:text-underline-style="solid" style:text-underline-color="font-color"/>
    </style:style>
    <style:style style:name="T27_8" style:family="text"/>
    <style:style style:name="T27_9" style:family="text">
      <style:text-properties fo:color="#1155cc" style:text-underline-style="solid" style:text-underline-color="font-color"/>
    </style:style>
    <style:style style:name="T27_10" style:family="text"/>
    <style:style style:name="T27_11" style:family="text">
      <style:text-properties fo:color="#1155cc" style:text-underline-style="solid" style:text-underline-color="font-color"/>
    </style:style>
    <style:style style:name="T27_12" style:family="text"/>
    <style:style style:name="T27_13" style:family="text">
      <style:text-properties fo:color="#1155cc" style:text-underline-style="solid" style:text-underline-color="font-color"/>
    </style:style>
    <style:style style:name="T27_14" style:family="text"/>
    <style:style style:name="T27_15" style:family="text">
      <style:text-properties fo:color="#1155cc" style:text-underline-style="solid" style:text-underline-color="font-color"/>
    </style:style>
    <style:style style:name="T27_16" style:family="text"/>
    <style:style style:name="T27_17" style:family="text">
      <style:text-properties fo:color="#1155cc" style:text-underline-style="solid" style:text-underline-color="font-color"/>
    </style:style>
    <style:style style:name="T27_18" style:family="text"/>
    <style:style style:name="T27_19" style:family="text">
      <style:text-properties fo:color="#1155cc" style:text-underline-style="solid" style:text-underline-color="font-color"/>
    </style:style>
    <style:style style:name="T27_20" style:family="text"/>
    <style:style style:name="T27_21" style:family="text">
      <style:text-properties fo:color="#1155cc" style:text-underline-style="solid" style:text-underline-color="font-color"/>
    </style:style>
    <style:style style:name="T27_22" style:family="text"/>
    <style:style style:name="T27_23" style:family="text">
      <style:text-properties fo:color="#1155cc" style:text-underline-style="solid" style:text-underline-color="font-color"/>
    </style:style>
    <style:style style:name="T27_24" style:family="text"/>
    <style:style style:name="T27_25" style:family="text">
      <style:text-properties fo:color="#1155cc" style:text-underline-style="solid" style:text-underline-color="font-color"/>
    </style:style>
    <style:style style:name="T27_26" style:family="text"/>
    <style:style style:name="T27_27" style:family="text">
      <style:text-properties fo:color="#1155cc" style:text-underline-style="solid" style:text-underline-color="font-color"/>
    </style:style>
    <style:style style:name="T27_28" style:family="text"/>
    <style:style style:name="T27_29" style:family="text">
      <style:text-properties fo:color="#1155cc" style:text-underline-style="solid" style:text-underline-color="font-color"/>
    </style:style>
    <style:style style:name="T27_30" style:family="text"/>
    <style:style style:name="T27_31" style:family="text">
      <style:text-properties fo:color="#1155cc" style:text-underline-style="solid" style:text-underline-color="font-color"/>
    </style:style>
    <style:style style:name="T27_32" style:family="text"/>
    <style:style style:name="T27_33" style:family="text">
      <style:text-properties fo:color="#1155cc" style:text-underline-style="solid" style:text-underline-color="font-color"/>
    </style:style>
    <style:style style:name="T27_34" style:family="text"/>
    <style:style style:name="T27_35" style:family="text">
      <style:text-properties fo:color="#1155cc" style:text-underline-style="solid" style:text-underline-color="font-color"/>
    </style:style>
    <style:style style:name="T27_36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>
      <style:text-properties fo:color="#1155cc" style:text-underline-style="solid" style:text-underline-color="font-color"/>
    </style:style>
    <style:style style:name="T30_4" style:family="text"/>
    <style:style style:name="T30_5" style:family="text">
      <style:text-properties fo:color="#1155cc" style:text-underline-style="solid" style:text-underline-color="font-color"/>
    </style:style>
    <style:style style:name="T30_6" style:family="text"/>
    <style:style style:name="T30_7" style:family="text">
      <style:text-properties fo:color="#1155cc" style:text-underline-style="solid" style:text-underline-color="font-color"/>
    </style:style>
    <style:style style:name="T30_8" style:family="text"/>
    <style:style style:name="T30_9" style:family="text">
      <style:text-properties fo:color="#1155cc" style:text-underline-style="solid" style:text-underline-color="font-color"/>
    </style:style>
    <style:style style:name="T30_10" style:family="text"/>
    <style:style style:name="T30_11" style:family="text">
      <style:text-properties fo:color="#1155cc" style:text-underline-style="solid" style:text-underline-color="font-color"/>
    </style:style>
    <style:style style:name="T30_12" style:family="text"/>
    <style:style style:name="T30_13" style:family="text">
      <style:text-properties fo:color="#1155cc" style:text-underline-style="solid" style:text-underline-color="font-color"/>
    </style:style>
    <style:style style:name="T30_14" style:family="text"/>
    <style:style style:name="T30_15" style:family="text">
      <style:text-properties fo:color="#1155cc" style:text-underline-style="solid" style:text-underline-color="font-color"/>
    </style:style>
    <style:style style:name="T30_16" style:family="text"/>
    <style:style style:name="T30_17" style:family="text">
      <style:text-properties fo:color="#1155cc" style:text-underline-style="solid" style:text-underline-color="font-color"/>
    </style:style>
    <style:style style:name="T30_18" style:family="text"/>
    <style:style style:name="T30_19" style:family="text">
      <style:text-properties fo:color="#1155cc" style:text-underline-style="solid" style:text-underline-color="font-color"/>
    </style:style>
    <style:style style:name="T30_20" style:family="text"/>
    <style:style style:name="T30_21" style:family="text">
      <style:text-properties fo:color="#1155cc" style:text-underline-style="solid" style:text-underline-color="font-color"/>
    </style:style>
    <style:style style:name="T30_22" style:family="text"/>
    <style:style style:name="T30_23" style:family="text">
      <style:text-properties fo:color="#1155cc" style:text-underline-style="solid" style:text-underline-color="font-color"/>
    </style:style>
    <style:style style:name="T30_24" style:family="text"/>
    <style:style style:name="T30_25" style:family="text">
      <style:text-properties fo:color="#1155cc" style:text-underline-style="solid" style:text-underline-color="font-color"/>
    </style:style>
    <style:style style:name="T30_26" style:family="text"/>
    <style:style style:name="T30_27" style:family="text">
      <style:text-properties fo:color="#1155cc" style:text-underline-style="solid" style:text-underline-color="font-color"/>
    </style:style>
    <style:style style:name="T30_2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>
      <style:text-properties fo:color="#1155cc" style:text-underline-style="solid" style:text-underline-color="font-color"/>
    </style:style>
    <style:style style:name="T33_4" style:family="text"/>
    <style:style style:name="T33_5" style:family="text">
      <style:text-properties fo:color="#1155cc" style:text-underline-style="solid" style:text-underline-color="font-color"/>
    </style:style>
    <style:style style:name="T33_6" style:family="text"/>
    <style:style style:name="T33_7" style:family="text">
      <style:text-properties fo:color="#1155cc" style:text-underline-style="solid" style:text-underline-color="font-color"/>
    </style:style>
    <style:style style:name="T33_8" style:family="text"/>
    <style:style style:name="T33_9" style:family="text">
      <style:text-properties fo:color="#1155cc" style:text-underline-style="solid" style:text-underline-color="font-color"/>
    </style:style>
    <style:style style:name="T33_10" style:family="text"/>
    <style:style style:name="T33_11" style:family="text">
      <style:text-properties fo:color="#1155cc" style:text-underline-style="solid" style:text-underline-color="font-color"/>
    </style:style>
    <style:style style:name="T33_12" style:family="text"/>
    <style:style style:name="T33_13" style:family="text">
      <style:text-properties fo:color="#1155cc" style:text-underline-style="solid" style:text-underline-color="font-color"/>
    </style:style>
    <style:style style:name="T33_14" style:family="text"/>
    <style:style style:name="T33_15" style:family="text">
      <style:text-properties fo:color="#1155cc" style:text-underline-style="solid" style:text-underline-color="font-color"/>
    </style:style>
    <style:style style:name="T33_16" style:family="text"/>
    <style:style style:name="T33_17" style:family="text">
      <style:text-properties fo:color="#1155cc" style:text-underline-style="solid" style:text-underline-color="font-color"/>
    </style:style>
    <style:style style:name="T33_18" style:family="text"/>
    <style:style style:name="T33_19" style:family="text">
      <style:text-properties fo:color="#1155cc" style:text-underline-style="solid" style:text-underline-color="font-color"/>
    </style:style>
    <style:style style:name="T33_20" style:family="text"/>
    <style:style style:name="T33_21" style:family="text">
      <style:text-properties fo:color="#1155cc" style:text-underline-style="solid" style:text-underline-color="font-color"/>
    </style:style>
    <style:style style:name="T33_22" style:family="text"/>
    <style:style style:name="T33_23" style:family="text">
      <style:text-properties fo:color="#1155cc" style:text-underline-style="solid" style:text-underline-color="font-color"/>
    </style:style>
    <style:style style:name="T33_24" style:family="text"/>
    <style:style style:name="T33_25" style:family="text">
      <style:text-properties fo:color="#1155cc" style:text-underline-style="solid" style:text-underline-color="font-color"/>
    </style:style>
    <style:style style:name="T33_26" style:family="text"/>
    <style:style style:name="T33_27" style:family="text">
      <style:text-properties fo:color="#1155cc" style:text-underline-style="solid" style:text-underline-color="font-color"/>
    </style:style>
    <style:style style:name="T33_28" style:family="text"/>
    <style:style style:name="T33_29" style:family="text">
      <style:text-properties fo:color="#1155cc" style:text-underline-style="solid" style:text-underline-color="font-color"/>
    </style:style>
    <style:style style:name="T33_30" style:family="text"/>
    <style:style style:name="T33_31" style:family="text">
      <style:text-properties fo:color="#1155cc" style:text-underline-style="solid" style:text-underline-color="font-color"/>
    </style:style>
    <style:style style:name="T33_32" style:family="text"/>
    <style:style style:name="T33_33" style:family="text">
      <style:text-properties fo:color="#1155cc" style:text-underline-style="solid" style:text-underline-color="font-color"/>
    </style:style>
    <style:style style:name="T33_34" style:family="text"/>
    <style:style style:name="T33_35" style:family="text">
      <style:text-properties fo:color="#1155cc" style:text-underline-style="solid" style:text-underline-color="font-color"/>
    </style:style>
    <style:style style:name="T33_36" style:family="text"/>
    <style:style style:name="T33_37" style:family="text">
      <style:text-properties fo:color="#1155cc" style:text-underline-style="solid" style:text-underline-color="font-color"/>
    </style:style>
    <style:style style:name="T33_38" style:family="text"/>
    <style:style style:name="T33_39" style:family="text">
      <style:text-properties fo:color="#1155cc" style:text-underline-style="solid" style:text-underline-color="font-color"/>
    </style:style>
    <style:style style:name="T33_40" style:family="text"/>
    <style:style style:name="T33_41" style:family="text">
      <style:text-properties fo:color="#1155cc" style:text-underline-style="solid" style:text-underline-color="font-color"/>
    </style:style>
    <style:style style:name="T33_42" style:family="text"/>
    <style:style style:name="T33_43" style:family="text">
      <style:text-properties fo:color="#1155cc" style:text-underline-style="solid" style:text-underline-color="font-color"/>
    </style:style>
    <style:style style:name="T33_44" style:family="text"/>
    <style:style style:name="T33_45" style:family="text">
      <style:text-properties fo:color="#1155cc" style:text-underline-style="solid" style:text-underline-color="font-color"/>
    </style:style>
    <style:style style:name="T33_4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>
      <style:text-properties fo:color="#1155cc" style:text-underline-style="solid" style:text-underline-color="font-color"/>
    </style:style>
    <style:style style:name="T36_4" style:family="text"/>
    <style:style style:name="T36_5" style:family="text">
      <style:text-properties fo:color="#1155cc" style:text-underline-style="solid" style:text-underline-color="font-color"/>
    </style:style>
    <style:style style:name="T36_6" style:family="text"/>
    <style:style style:name="T36_7" style:family="text">
      <style:text-properties fo:color="#1155cc" style:text-underline-style="solid" style:text-underline-color="font-color"/>
    </style:style>
    <style:style style:name="T36_8" style:family="text"/>
    <style:style style:name="T36_9" style:family="text">
      <style:text-properties fo:color="#1155cc" style:text-underline-style="solid" style:text-underline-color="font-color"/>
    </style:style>
    <style:style style:name="T36_10" style:family="text"/>
    <style:style style:name="T36_11" style:family="text">
      <style:text-properties fo:color="#1155cc" style:text-underline-style="solid" style:text-underline-color="font-color"/>
    </style:style>
    <style:style style:name="T36_12" style:family="text"/>
    <style:style style:name="T36_13" style:family="text">
      <style:text-properties fo:color="#1155cc" style:text-underline-style="solid" style:text-underline-color="font-color"/>
    </style:style>
    <style:style style:name="T36_14" style:family="text"/>
    <style:style style:name="T36_15" style:family="text">
      <style:text-properties fo:color="#1155cc" style:text-underline-style="solid" style:text-underline-color="font-color"/>
    </style:style>
    <style:style style:name="T36_16" style:family="text"/>
    <style:style style:name="T36_17" style:family="text">
      <style:text-properties fo:color="#1155cc" style:text-underline-style="solid" style:text-underline-color="font-color"/>
    </style:style>
    <style:style style:name="T36_18" style:family="text"/>
    <style:style style:name="T36_19" style:family="text">
      <style:text-properties fo:color="#1155cc" style:text-underline-style="solid" style:text-underline-color="font-color"/>
    </style:style>
    <style:style style:name="T36_20" style:family="text"/>
    <style:style style:name="T36_21" style:family="text">
      <style:text-properties fo:color="#1155cc" style:text-underline-style="solid" style:text-underline-color="font-color"/>
    </style:style>
    <style:style style:name="T36_22" style:family="text"/>
    <style:style style:name="T36_23" style:family="text">
      <style:text-properties fo:color="#1155cc" style:text-underline-style="solid" style:text-underline-color="font-color"/>
    </style:style>
    <style:style style:name="T36_24" style:family="text"/>
    <style:style style:name="T36_25" style:family="text">
      <style:text-properties fo:color="#1155cc" style:text-underline-style="solid" style:text-underline-color="font-color"/>
    </style:style>
    <style:style style:name="T36_26" style:family="text"/>
    <style:style style:name="T36_27" style:family="text">
      <style:text-properties fo:color="#1155cc" style:text-underline-style="solid" style:text-underline-color="font-color"/>
    </style:style>
    <style:style style:name="T36_2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>
      <style:text-properties fo:color="#1155cc" style:text-underline-style="solid" style:text-underline-color="font-color"/>
    </style:style>
    <style:style style:name="T39_4" style:family="text"/>
    <style:style style:name="T39_5" style:family="text">
      <style:text-properties fo:color="#1155cc" style:text-underline-style="solid" style:text-underline-color="font-color"/>
    </style:style>
    <style:style style:name="T39_6" style:family="text"/>
    <style:style style:name="T39_7" style:family="text">
      <style:text-properties fo:color="#1155cc" style:text-underline-style="solid" style:text-underline-color="font-color"/>
    </style:style>
    <style:style style:name="T39_8" style:family="text"/>
    <style:style style:name="T39_9" style:family="text">
      <style:text-properties fo:color="#1155cc" style:text-underline-style="solid" style:text-underline-color="font-color"/>
    </style:style>
    <style:style style:name="T39_10" style:family="text"/>
    <style:style style:name="T39_11" style:family="text">
      <style:text-properties fo:color="#1155cc" style:text-underline-style="solid" style:text-underline-color="font-color"/>
    </style:style>
    <style:style style:name="T39_12" style:family="text"/>
    <style:style style:name="T39_13" style:family="text">
      <style:text-properties fo:color="#1155cc" style:text-underline-style="solid" style:text-underline-color="font-color"/>
    </style:style>
    <style:style style:name="T39_14" style:family="text"/>
    <style:style style:name="T39_15" style:family="text">
      <style:text-properties fo:color="#1155cc" style:text-underline-style="solid" style:text-underline-color="font-color"/>
    </style:style>
    <style:style style:name="T39_16" style:family="text"/>
    <style:style style:name="T39_17" style:family="text">
      <style:text-properties fo:color="#1155cc" style:text-underline-style="solid" style:text-underline-color="font-color"/>
    </style:style>
    <style:style style:name="T39_18" style:family="text"/>
    <style:style style:name="T39_19" style:family="text">
      <style:text-properties fo:color="#1155cc" style:text-underline-style="solid" style:text-underline-color="font-color"/>
    </style:style>
    <style:style style:name="T39_20" style:family="text"/>
    <style:style style:name="T39_21" style:family="text">
      <style:text-properties fo:color="#1155cc" style:text-underline-style="solid" style:text-underline-color="font-color"/>
    </style:style>
    <style:style style:name="T39_2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>
      <style:text-properties fo:color="#1155cc" style:text-underline-style="solid" style:text-underline-color="font-color"/>
    </style:style>
    <style:style style:name="T42_10" style:family="text"/>
    <style:style style:name="T42_11" style:family="text">
      <style:text-properties fo:color="#1155cc" style:text-underline-style="solid" style:text-underline-color="font-color"/>
    </style:style>
    <style:style style:name="T42_12" style:family="text"/>
    <style:style style:name="T42_13" style:family="text">
      <style:text-properties fo:color="#1155cc" style:text-underline-style="solid" style:text-underline-color="font-color"/>
    </style:style>
    <style:style style:name="T42_14" style:family="text"/>
    <style:style style:name="T42_15" style:family="text">
      <style:text-properties fo:color="#1155cc" style:text-underline-style="solid" style:text-underline-color="font-color"/>
    </style:style>
    <style:style style:name="T42_16" style:family="text"/>
    <style:style style:name="T42_17" style:family="text">
      <style:text-properties fo:color="#1155cc" style:text-underline-style="solid" style:text-underline-color="font-color"/>
    </style:style>
    <style:style style:name="T42_18" style:family="text"/>
    <style:style style:name="T42_19" style:family="text">
      <style:text-properties fo:color="#1155cc" style:text-underline-style="solid" style:text-underline-color="font-color"/>
    </style:style>
    <style:style style:name="T42_20" style:family="text"/>
    <style:style style:name="T42_21" style:family="text">
      <style:text-properties fo:color="#1155cc" style:text-underline-style="solid" style:text-underline-color="font-color"/>
    </style:style>
    <style:style style:name="T42_22" style:family="text"/>
    <style:style style:name="T42_23" style:family="text">
      <style:text-properties fo:color="#1155cc" style:text-underline-style="solid" style:text-underline-color="font-color"/>
    </style:style>
    <style:style style:name="T42_24" style:family="text"/>
    <style:style style:name="T42_25" style:family="text">
      <style:text-properties fo:color="#1155cc" style:text-underline-style="solid" style:text-underline-color="font-color"/>
    </style:style>
    <style:style style:name="T42_26" style:family="text"/>
    <style:style style:name="T42_27" style:family="text">
      <style:text-properties fo:color="#1155cc" style:text-underline-style="solid" style:text-underline-color="font-color"/>
    </style:style>
    <style:style style:name="T42_28" style:family="text"/>
    <style:style style:name="T42_29" style:family="text">
      <style:text-properties fo:color="#1155cc" style:text-underline-style="solid" style:text-underline-color="font-color"/>
    </style:style>
    <style:style style:name="T42_30" style:family="text"/>
    <style:style style:name="T42_31" style:family="text">
      <style:text-properties fo:color="#1155cc" style:text-underline-style="solid" style:text-underline-color="font-color"/>
    </style:style>
    <style:style style:name="T42_32" style:family="text"/>
    <style:style style:name="P4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</text:span><text:span text:style-name="T1_2"><text:s/></text:span><text:span text:style-name="T1_3">Brief</text:span><text:span text:style-name="T1_4"><text:s/></text:span><text:span text:style-name="T1_5">History</text:span><text:span text:style-name="T1_6"><text:s/></text:span><text:span text:style-name="T1_7">of</text:span><text:span text:style-name="T1_8"><text:s/></text:span><text:span text:style-name="T1_9">Mount</text:span><text:span text:style-name="T1_10"><text:s/></text:span><text:span text:style-name="T1_11">Rainier</text:span></text:p>
      <text:p text:style-name="P2"><text:span text:style-name="T2_1">21<text:s/></text:span><text:span text:style-name="T2_2">January</text:span><text:span text:style-name="T2_3"><text:s/>2015</text:span></text:p>
      <text:p text:style-name="P3"><text:span text:style-name="T3_1"><text:s/></text:span></text:p>
      <text:p text:style-name="P4"><text:span text:style-name="T4_1">Mount</text:span><text:span text:style-name="T4_2"><text:s/></text:span><text:span text:style-name="T4_3">Rainier</text:span><text:span text:style-name="T4_4"><text:s/></text:span><text:span text:style-name="T4_5">is</text:span><text:span text:style-name="T4_6"><text:s/></text:span><text:span text:style-name="T4_7">a</text:span><text:span text:style-name="T4_8"><text:s/></text:span><text:span text:style-name="T4_9">volcano</text:span><text:span text:style-name="T4_10"><text:s/></text:span><text:span text:style-name="T4_11">located</text:span><text:span text:style-name="T4_12"><text:s/></text:span><text:span text:style-name="T4_13">in</text:span><text:span text:style-name="T4_14"><text:s/></text:span><text:span text:style-name="T4_15">eastern</text:span><text:span text:style-name="T4_16"><text:s/></text:span><text:span text:style-name="T4_17">Washington</text:span><text:span text:style-name="T4_18"><text:s/></text:span><text:span text:style-name="T4_19">in</text:span><text:span text:style-name="T4_20"><text:s/></text:span><text:span text:style-name="T4_21">the</text:span><text:span text:style-name="T4_22"><text:s/></text:span><text:span text:style-name="T4_23">United</text:span><text:span text:style-name="T4_24"><text:s/></text:span><text:span text:style-name="T4_25">States</text:span><text:span text:style-name="T4_26">.<text:s/></text:span><text:span text:style-name="T4_27">It</text:span><text:span text:style-name="T4_28"><text:s/></text:span><text:span text:style-name="T4_29">was</text:span><text:span text:style-name="T4_30"><text:s/></text:span><text:span text:style-name="T4_31">discovered</text:span><text:span text:style-name="T4_32"><text:s/></text:span><text:span text:style-name="T4_33">by</text:span><text:span text:style-name="T4_34"><text:s/></text:span><text:span text:style-name="T4_35">George</text:span><text:span text:style-name="T4_36"><text:s/></text:span><text:span text:style-name="T4_37">Vancouver</text:span><text:span text:style-name="T4_38"><text:s/></text:span><text:span text:style-name="T4_39">in</text:span><text:span text:style-name="T4_40"><text:s/>1792.<text:s/></text:span><text:span text:style-name="T4_41">After</text:span><text:span text:style-name="T4_42"><text:s/></text:span><text:span text:style-name="T4_43">a</text:span><text:span text:style-name="T4_44"><text:s/></text:span><text:span text:style-name="T4_45">long</text:span><text:span text:style-name="T4_46"><text:s/></text:span><text:span text:style-name="T4_47">and</text:span><text:span text:style-name="T4_48"><text:s/></text:span><text:span text:style-name="T4_49">turbulent</text:span><text:span text:style-name="T4_50"><text:s/></text:span><text:span text:style-name="T4_51">history</text:span><text:span text:style-name="T4_52">,<text:s/></text:span><text:span text:style-name="T4_53">the</text:span><text:span text:style-name="T4_54"><text:s/></text:span><text:span text:style-name="T4_55">mount</text:span><text:span text:style-name="T4_56"><text:s/></text:span><text:span text:style-name="T4_57">is</text:span><text:span text:style-name="T4_58"><text:s/></text:span><text:span text:style-name="T4_59">now</text:span><text:span text:style-name="T4_60"><text:s/></text:span><text:span text:style-name="T4_61">protected</text:span><text:span text:style-name="T4_62"><text:s/></text:span><text:span text:style-name="T4_63">as</text:span><text:span text:style-name="T4_64"><text:s/></text:span><text:span text:style-name="T4_65">Mount</text:span><text:span text:style-name="T4_66"><text:s/></text:span><text:span text:style-name="T4_67">Rainier</text:span><text:span text:style-name="T4_68"><text:s/></text:span><text:span text:style-name="T4_69">National</text:span><text:span text:style-name="T4_70"><text:s/></text:span><text:span text:style-name="T4_71">Park</text:span><text:span text:style-name="T4_72">.</text:span></text:p>
      <text:p text:style-name="P5"><text:span text:style-name="T5_1">Mount</text:span><text:span text:style-name="T5_2"><text:s/></text:span><text:span text:style-name="T5_3">Rainier</text:span><text:span text:style-name="T5_4"><text:s/></text:span><text:span text:style-name="T5_5">began</text:span><text:span text:style-name="T5_6"><text:s/></text:span><text:span text:style-name="T5_7">forming</text:span><text:span text:style-name="T5_8"><text:s/></text:span><text:span text:style-name="T5_9">about</text:span><text:span text:style-name="T5_10"><text:s/>500,000</text:span><text:span text:style-name="T5_11"><text:s/></text:span><text:span text:style-name="T5_12">years</text:span><text:span text:style-name="T5_13"><text:s/></text:span><text:span text:style-name="T5_14">ago</text:span><text:span text:style-name="T5_15">,<text:s/></text:span><text:span text:style-name="T5_16">approximately</text:span><text:span text:style-name="T5_17"><text:s/>490</text:span><text:span text:style-name="T5_18">k</text:span><text:span text:style-name="T5_19"><text:s/></text:span><text:span text:style-name="T5_20">BCE</text:span><text:span text:style-name="T5_21">,<text:s/></text:span><text:span text:style-name="T5_22">atop</text:span><text:span text:style-name="T5_23"><text:s/></text:span><text:span text:style-name="T5_24">the</text:span><text:span text:style-name="T5_25"><text:s/></text:span><text:span text:style-name="T5_26">eroded</text:span><text:span text:style-name="T5_27"><text:s/></text:span><text:span text:style-name="T5_28">remains</text:span><text:span text:style-name="T5_29"><text:s/></text:span><text:span text:style-name="T5_30">of</text:span><text:span text:style-name="T5_31"><text:s/></text:span><text:span text:style-name="T5_32">a</text:span><text:span text:style-name="T5_33"><text:s/></text:span><text:span text:style-name="T5_34">much</text:span><text:span text:style-name="T5_35"><text:s/></text:span><text:span text:style-name="T5_36">older</text:span><text:span text:style-name="T5_37"><text:s/></text:span><text:span text:style-name="T5_38">volcano</text:span><text:span text:style-name="T5_39">.<text:s/></text:span><text:span text:style-name="T5_40">This</text:span><text:span text:style-name="T5_41"><text:s/></text:span><text:span text:style-name="T5_42">occurred</text:span><text:span text:style-name="T5_43"><text:s/></text:span><text:span text:style-name="T5_44">over</text:span><text:span text:style-name="T5_45"><text:s/>6<text:s/></text:span><text:span text:style-name="T5_46">major</text:span><text:span text:style-name="T5_47"><text:s/></text:span><text:span text:style-name="T5_48">stages</text:span><text:span text:style-name="T5_49">.<text:s/></text:span><text:span text:style-name="T5_50">During</text:span><text:span text:style-name="T5_51"><text:s/></text:span><text:span text:style-name="T5_52">these</text:span><text:span text:style-name="T5_53"><text:s/></text:span><text:span text:style-name="T5_54">stages</text:span><text:span text:style-name="T5_55"><text:s/></text:span><text:span text:style-name="T5_56">erupted</text:span><text:span text:style-name="T5_57"><text:s/></text:span><text:span text:style-name="T5_58">lava</text:span><text:span text:style-name="T5_59"><text:s/></text:span><text:span text:style-name="T5_60">built</text:span><text:span text:style-name="T5_61"><text:s/></text:span><text:span text:style-name="T5_62">up</text:span><text:span text:style-name="T5_63"><text:s/></text:span><text:span text:style-name="T5_64">the</text:span><text:span text:style-name="T5_65"><text:s/></text:span><text:span text:style-name="T5_66">volcano</text:span><text:span text:style-name="T5_67">,<text:s/></text:span><text:span text:style-name="T5_68">and</text:span><text:span text:style-name="T5_69"><text:s/></text:span><text:span text:style-name="T5_70">erosion</text:span><text:span text:style-name="T5_71"><text:s/></text:span><text:span text:style-name="T5_72">tore</text:span><text:span text:style-name="T5_73"><text:s/></text:span><text:span text:style-name="T5_74">parts</text:span><text:span text:style-name="T5_75"><text:s/></text:span><text:span text:style-name="T5_76">of</text:span><text:span text:style-name="T5_77"><text:s/></text:span><text:span text:style-name="T5_78">it</text:span><text:span text:style-name="T5_79"><text:s/></text:span><text:span text:style-name="T5_80">down</text:span><text:span text:style-name="T5_81">,<text:s/></text:span><text:span text:style-name="T5_82">shaping</text:span><text:span text:style-name="T5_83"><text:s/></text:span><text:span text:style-name="T5_84">it</text:span><text:span text:style-name="T5_85"><text:s/></text:span><text:span text:style-name="T5_86">into</text:span><text:span text:style-name="T5_87"><text:s/></text:span><text:span text:style-name="T5_88">what</text:span><text:span text:style-name="T5_89"><text:s/></text:span><text:span text:style-name="T5_90">it</text:span><text:span text:style-name="T5_91"><text:s/></text:span><text:span text:style-name="T5_92">is</text:span><text:span text:style-name="T5_93"><text:s/></text:span><text:span text:style-name="T5_94">today</text:span><text:span text:style-name="T5_95">.</text:span></text:p>
      <text:p text:style-name="P6"><text:span text:style-name="T6_1">The</text:span><text:span text:style-name="T6_2"><text:s/></text:span><text:span text:style-name="T6_3">first</text:span><text:span text:style-name="T6_4"><text:s/></text:span><text:span text:style-name="T6_5">of</text:span><text:span text:style-name="T6_6"><text:s/></text:span><text:span text:style-name="T6_7">these</text:span><text:span text:style-name="T6_8"><text:s/></text:span><text:span text:style-name="T6_9">stages</text:span><text:span text:style-name="T6_10"><text:s/></text:span><text:span text:style-name="T6_11">was</text:span><text:span text:style-name="T6_12"><text:s/></text:span><text:span text:style-name="T6_13">about</text:span><text:span text:style-name="T6_14"><text:s/>180,000<text:s/></text:span><text:span text:style-name="T6_15">years</text:span><text:span text:style-name="T6_16"><text:s/></text:span><text:span text:style-name="T6_17">long</text:span><text:span text:style-name="T6_18"><text:s/></text:span><text:span text:style-name="T6_19">and</text:span><text:span text:style-name="T6_20"><text:s/></text:span><text:span text:style-name="T6_21">consisted</text:span><text:span text:style-name="T6_22"><text:s/></text:span><text:span text:style-name="T6_23">of</text:span><text:span text:style-name="T6_24"><text:s/></text:span><text:span text:style-name="T6_25">the</text:span><text:span text:style-name="T6_26"><text:s/></text:span><text:span text:style-name="T6_27">rapid</text:span><text:span text:style-name="T6_28"><text:s/></text:span><text:span text:style-name="T6_29">release</text:span><text:span text:style-name="T6_30"><text:s/></text:span><text:span text:style-name="T6_31">of</text:span><text:span text:style-name="T6_32"><text:s/></text:span><text:span text:style-name="T6_33">pent</text:span><text:span text:style-name="T6_34"><text:s/></text:span><text:span text:style-name="T6_35">up</text:span><text:span text:style-name="T6_36"><text:s/></text:span><text:span text:style-name="T6_37">magma</text:span><text:span text:style-name="T6_38">,<text:s/></text:span><text:span text:style-name="T6_39">which</text:span><text:span text:style-name="T6_40"><text:s/></text:span><text:span text:style-name="T6_41">began</text:span><text:span text:style-name="T6_42"><text:s/></text:span><text:span text:style-name="T6_43">to</text:span><text:span text:style-name="T6_44"><text:s/></text:span><text:span text:style-name="T6_45">form</text:span><text:span text:style-name="T6_46"><text:s/></text:span><text:span text:style-name="T6_47">a</text:span><text:span text:style-name="T6_48"><text:s/></text:span><text:span text:style-name="T6_49">new</text:span><text:span text:style-name="T6_50"><text:s/></text:span><text:span text:style-name="T6_51">hill</text:span><text:span text:style-name="T6_52"><text:s/></text:span><text:span text:style-name="T6_53">on</text:span><text:span text:style-name="T6_54"><text:s/></text:span><text:span text:style-name="T6_55">the</text:span><text:span text:style-name="T6_56"><text:s/></text:span><text:span text:style-name="T6_57">eroded</text:span><text:span text:style-name="T6_58"><text:s/></text:span><text:span text:style-name="T6_59">mountain</text:span><text:span text:style-name="T6_60">.<text:s/></text:span><text:span text:style-name="T6_61">The</text:span><text:span text:style-name="T6_62"><text:s/></text:span><text:span text:style-name="T6_63">second</text:span><text:span text:style-name="T6_64"><text:s/></text:span><text:span text:style-name="T6_65">period</text:span><text:span text:style-name="T6_66"><text:s/></text:span><text:span text:style-name="T6_67">lasted</text:span><text:span text:style-name="T6_68"><text:s/></text:span><text:span text:style-name="T6_69">about</text:span><text:span text:style-name="T6_70"><text:s/>120,000<text:s/></text:span><text:span text:style-name="T6_71">years</text:span><text:span text:style-name="T6_72">.<text:s/></text:span><text:span text:style-name="T6_73">During</text:span><text:span text:style-name="T6_74"><text:s/></text:span><text:span text:style-name="T6_75">this</text:span><text:span text:style-name="T6_76"><text:s/></text:span><text:span text:style-name="T6_77">time</text:span><text:span text:style-name="T6_78"><text:s/></text:span><text:span text:style-name="T6_79">the</text:span><text:span text:style-name="T6_80"><text:s/></text:span><text:span text:style-name="T6_81">rate</text:span><text:span text:style-name="T6_82"><text:s/></text:span><text:span text:style-name="T6_83">of</text:span><text:span text:style-name="T6_84"><text:s/></text:span><text:span text:style-name="T6_85">eruption</text:span><text:span text:style-name="T6_86"><text:s/></text:span><text:span text:style-name="T6_87">decreased</text:span><text:span text:style-name="T6_88"><text:s/></text:span><text:span text:style-name="T6_89">significantly</text:span><text:span text:style-name="T6_90">,<text:s/></text:span><text:span text:style-name="T6_91">and</text:span><text:span text:style-name="T6_92"><text:s/></text:span><text:span text:style-name="T6_93">are</text:span><text:span text:style-name="T6_94"><text:s/></text:span><text:span text:style-name="T6_95">harder</text:span><text:span text:style-name="T6_96"><text:s/></text:span><text:span text:style-name="T6_97">to</text:span><text:span text:style-name="T6_98"><text:s/></text:span><text:span text:style-name="T6_99">track</text:span><text:span text:style-name="T6_100">.<text:s/></text:span><text:span text:style-name="T6_101">The</text:span><text:span text:style-name="T6_102"><text:s/></text:span><text:span text:style-name="T6_103">next</text:span><text:span text:style-name="T6_104"><text:s/></text:span><text:span text:style-name="T6_105">two</text:span><text:span text:style-name="T6_106"><text:s/></text:span><text:span text:style-name="T6_107">periods</text:span><text:span text:style-name="T6_108"><text:s/></text:span><text:span text:style-name="T6_109">can</text:span><text:span text:style-name="T6_110"><text:s/></text:span><text:span text:style-name="T6_111">be</text:span><text:span text:style-name="T6_112"><text:s/></text:span><text:span text:style-name="T6_113">merged</text:span><text:span text:style-name="T6_114"><text:s/></text:span><text:span text:style-name="T6_115">and</text:span><text:span text:style-name="T6_116"><text:s/></text:span><text:span text:style-name="T6_117">took</text:span><text:span text:style-name="T6_118"><text:s/></text:span><text:span text:style-name="T6_119">place</text:span><text:span text:style-name="T6_120"><text:s/></text:span><text:span text:style-name="T6_121">over</text:span><text:span text:style-name="T6_122"><text:s/></text:span><text:span text:style-name="T6_123">about</text:span><text:span text:style-name="T6_124"><text:s/>220,000<text:s/></text:span><text:span text:style-name="T6_125">years</text:span><text:span text:style-name="T6_126">,<text:s/></text:span><text:span text:style-name="T6_127">and</text:span><text:span text:style-name="T6_128"><text:s/></text:span><text:span text:style-name="T6_129">saw</text:span><text:span text:style-name="T6_130"><text:s/></text:span><text:span text:style-name="T6_131">an</text:span><text:span text:style-name="T6_132"><text:s/></text:span><text:span text:style-name="T6_133">increase</text:span><text:span text:style-name="T6_134"><text:s/></text:span><text:span text:style-name="T6_135">in</text:span><text:span text:style-name="T6_136"><text:s/></text:span><text:span text:style-name="T6_137">eruptions</text:span><text:span text:style-name="T6_138"><text:s/></text:span><text:span text:style-name="T6_139">for</text:span><text:span text:style-name="T6_140"><text:s/></text:span><text:span text:style-name="T6_141">about</text:span><text:span text:style-name="T6_142"><text:s/>100,000<text:s/></text:span><text:span text:style-name="T6_143">years</text:span><text:span text:style-name="T6_144">,<text:s/></text:span><text:span text:style-name="T6_145">then</text:span><text:span text:style-name="T6_146"><text:s/></text:span><text:span text:style-name="T6_147">they</text:span><text:span text:style-name="T6_148"><text:s/></text:span><text:span text:style-name="T6_149">virtually</text:span><text:span text:style-name="T6_150"><text:s/></text:span><text:span text:style-name="T6_151">stopped</text:span><text:span text:style-name="T6_152">,<text:s/></text:span><text:span text:style-name="T6_153">until</text:span><text:span text:style-name="T6_154"><text:s/></text:span><text:span text:style-name="T6_155">a</text:span><text:span text:style-name="T6_156"><text:s/></text:span><text:span text:style-name="T6_157">huge</text:span><text:span text:style-name="T6_158"><text:s/></text:span><text:span text:style-name="T6_159">section</text:span><text:span text:style-name="T6_160"><text:s/></text:span><text:span text:style-name="T6_161">of</text:span><text:span text:style-name="T6_162"><text:s/></text:span><text:span text:style-name="T6_163">the</text:span><text:span text:style-name="T6_164"><text:s/></text:span><text:span text:style-name="T6_165">mountain</text:span><text:span text:style-name="T6_166"><text:s/></text:span><text:span text:style-name="T6_167">eroded</text:span><text:span text:style-name="T6_168"><text:s/></text:span><text:span text:style-name="T6_169">away</text:span><text:span text:style-name="T6_170">,<text:s/></text:span><text:span text:style-name="T6_171">where</text:span><text:span text:style-name="T6_172"><text:s/></text:span><text:span text:style-name="T6_173">new</text:span><text:span text:style-name="T6_174"><text:s/></text:span><text:span text:style-name="T6_175">vents</text:span><text:span text:style-name="T6_176"><text:s/></text:span><text:span text:style-name="T6_177">opened</text:span><text:span text:style-name="T6_178"><text:s/></text:span><text:span text:style-name="T6_179">and</text:span><text:span text:style-name="T6_180"><text:s/></text:span><text:span text:style-name="T6_181">lava</text:span><text:span text:style-name="T6_182"><text:s/></text:span><text:span text:style-name="T6_183">flow</text:span><text:span text:style-name="T6_184"><text:s/></text:span><text:span text:style-name="T6_185">increased</text:span><text:span text:style-name="T6_186">.</text:span></text:p>
      <text:p text:style-name="P7"><text:span text:style-name="T7_1"><text:s/></text:span><text:span text:style-name="T7_2">The</text:span><text:span text:style-name="T7_3"><text:s/></text:span><text:span text:style-name="T7_4">next</text:span><text:span text:style-name="T7_5"><text:s/></text:span><text:span text:style-name="T7_6">to</text:span><text:span text:style-name="T7_7"><text:s/></text:span><text:span text:style-name="T7_8">last</text:span><text:span text:style-name="T7_9"><text:s/></text:span><text:span text:style-name="T7_10">period</text:span><text:span text:style-name="T7_11"><text:s/></text:span><text:span text:style-name="T7_12">was</text:span><text:span text:style-name="T7_13"><text:s/></text:span><text:span text:style-name="T7_14">relatively</text:span><text:span text:style-name="T7_15"><text:s/></text:span><text:span text:style-name="T7_16">short</text:span><text:span text:style-name="T7_17">,<text:s/></text:span><text:span text:style-name="T7_18">only</text:span><text:span text:style-name="T7_19"><text:s/>30,000<text:s/></text:span><text:span text:style-name="T7_20">years</text:span><text:span text:style-name="T7_21">.<text:s/></text:span><text:span text:style-name="T7_22">During</text:span><text:span text:style-name="T7_23"><text:s/></text:span><text:span text:style-name="T7_24">this</text:span><text:span text:style-name="T7_25"><text:s/></text:span><text:span text:style-name="T7_26">time</text:span><text:span text:style-name="T7_27">,<text:s/></text:span><text:span text:style-name="T7_28">the</text:span><text:span text:style-name="T7_29"><text:s/></text:span><text:span text:style-name="T7_30">increased</text:span><text:span text:style-name="T7_31"><text:s/></text:span><text:span text:style-name="T7_32">lava</text:span><text:span text:style-name="T7_33"><text:s/></text:span><text:span text:style-name="T7_34">flows</text:span><text:span text:style-name="T7_35"><text:s/></text:span><text:span text:style-name="T7_36">rebuild</text:span><text:span text:style-name="T7_37"><text:s/></text:span><text:span text:style-name="T7_38">the</text:span><text:span text:style-name="T7_39"><text:s/></text:span><text:span text:style-name="T7_40">eroded</text:span><text:span text:style-name="T7_41"><text:s/></text:span><text:span text:style-name="T7_42">part</text:span><text:span text:style-name="T7_43"><text:s/></text:span><text:span text:style-name="T7_44">of</text:span><text:span text:style-name="T7_45"><text:s/></text:span><text:span text:style-name="T7_46">the</text:span><text:span text:style-name="T7_47"><text:s/></text:span><text:span text:style-name="T7_48">mountain</text:span><text:span text:style-name="T7_49"><text:s/></text:span><text:span text:style-name="T7_50">as</text:span><text:span text:style-name="T7_51"><text:s/></text:span><text:span text:style-name="T7_52">well</text:span><text:span text:style-name="T7_53"><text:s/></text:span><text:span text:style-name="T7_54">as</text:span><text:span text:style-name="T7_55"><text:s/></text:span><text:span text:style-name="T7_56">the</text:span><text:span text:style-name="T7_57"><text:s/></text:span><text:span text:style-name="T7_58">upper</text:span><text:span text:style-name="T7_59"><text:s/></text:span><text:span text:style-name="T7_60">walls</text:span><text:span text:style-name="T7_61">.<text:s/></text:span><text:span text:style-name="T7_62">Finally</text:span><text:span text:style-name="T7_63">,<text:s/></text:span><text:span text:style-name="T7_64">history</text:span><text:span text:style-name="T7_65"><text:s/></text:span><text:span text:style-name="T7_66">catches</text:span><text:span text:style-name="T7_67"><text:s/></text:span><text:span text:style-name="T7_68">up</text:span><text:span text:style-name="T7_69"><text:s/></text:span><text:span text:style-name="T7_70">with</text:span><text:span text:style-name="T7_71"><text:s/></text:span><text:span text:style-name="T7_72">us</text:span><text:span text:style-name="T7_73">,<text:s/></text:span><text:span text:style-name="T7_74">and</text:span><text:span text:style-name="T7_75"><text:s/></text:span><text:span text:style-name="T7_76">we</text:span><text:span text:style-name="T7_77"><text:s/></text:span><text:span text:style-name="T7_78">reach</text:span><text:span text:style-name="T7_79"><text:s/></text:span><text:span text:style-name="T7_80">the</text:span><text:span text:style-name="T7_81"><text:s/></text:span><text:span text:style-name="T7_82">last</text:span><text:span text:style-name="T7_83"><text:s/></text:span><text:span text:style-name="T7_84">period</text:span><text:span text:style-name="T7_85">,<text:s/></text:span><text:span text:style-name="T7_86">in</text:span><text:span text:style-name="T7_87"><text:s/></text:span><text:span text:style-name="T7_88">which</text:span><text:span text:style-name="T7_89"><text:s/></text:span><text:span text:style-name="T7_90">eruptions</text:span><text:span text:style-name="T7_91"><text:s/></text:span><text:span text:style-name="T7_92">are</text:span><text:span text:style-name="T7_93"><text:s/></text:span><text:span text:style-name="T7_94">significantly</text:span><text:span text:style-name="T7_95"><text:s/></text:span><text:span text:style-name="T7_96">reduced</text:span><text:span text:style-name="T7_97">,<text:s/></text:span><text:span text:style-name="T7_98">and</text:span><text:span text:style-name="T7_99"><text:s/></text:span><text:span text:style-name="T7_100">easily</text:span><text:span text:style-name="T7_101"><text:s/></text:span><text:span text:style-name="T7_102">preserved</text:span><text:span text:style-name="T7_103"><text:s/></text:span><text:span text:style-name="T7_104">by</text:span><text:span text:style-name="T7_105"><text:s/></text:span><text:span text:style-name="T7_106">the</text:span><text:span text:style-name="T7_107"><text:s/></text:span><text:span text:style-name="T7_108">ice</text:span><text:span text:style-name="T7_109"><text:s/></text:span><text:span text:style-name="T7_110">age</text:span><text:span text:style-name="T7_111">.</text:span></text:p>
      <text:p text:style-name="P8"><text:span text:style-name="T8_1">Perhaps</text:span><text:span text:style-name="T8_2"><text:s/></text:span><text:span text:style-name="T8_3">the</text:span><text:span text:style-name="T8_4"><text:s/></text:span><text:span text:style-name="T8_5">most</text:span><text:span text:style-name="T8_6"><text:s/></text:span><text:span text:style-name="T8_7">famous</text:span><text:span text:style-name="T8_8"><text:s/></text:span><text:span text:style-name="T8_9">eruption</text:span><text:span text:style-name="T8_10"><text:s/></text:span><text:span text:style-name="T8_11">of</text:span><text:span text:style-name="T8_12"><text:s/></text:span><text:span text:style-name="T8_13">Mount</text:span><text:span text:style-name="T8_14"><text:s/></text:span><text:span text:style-name="T8_15">Rainier</text:span><text:span text:style-name="T8_16"><text:s/></text:span><text:span text:style-name="T8_17">occurred</text:span><text:span text:style-name="T8_18"><text:s/></text:span><text:span text:style-name="T8_19">in</text:span><text:span text:style-name="T8_20"><text:s/>1894<text:s/></text:span><text:span text:style-name="T8_21">when</text:span><text:span text:style-name="T8_22"><text:s/></text:span><text:span text:style-name="T8_23">small</text:span><text:span text:style-name="T8_24"><text:s/></text:span><text:span text:style-name="T8_25">summit</text:span><text:span text:style-name="T8_26"><text:s/></text:span><text:span text:style-name="T8_27">flows</text:span><text:span text:style-name="T8_28"><text:s/></text:span><text:span text:style-name="T8_29">of</text:span><text:span text:style-name="T8_30"><text:s/></text:span><text:span text:style-name="T8_31">lava</text:span><text:span text:style-name="T8_32"><text:s/></text:span><text:span text:style-name="T8_33">began</text:span><text:span text:style-name="T8_34"><text:s/></text:span><text:span text:style-name="T8_35">running</text:span><text:span text:style-name="T8_36"><text:s/></text:span><text:span text:style-name="T8_37">down</text:span><text:span text:style-name="T8_38"><text:s/></text:span><text:span text:style-name="T8_39">the</text:span><text:span text:style-name="T8_40"><text:s/></text:span><text:span text:style-name="T8_41">volcano</text:span><text:span text:style-name="T8_42">,<text:s/></text:span><text:span text:style-name="T8_43">as</text:span><text:span text:style-name="T8_44"><text:s/></text:span><text:span text:style-name="T8_45">reported</text:span><text:span text:style-name="T8_46"><text:s/></text:span><text:span text:style-name="T8_47">by</text:span><text:span text:style-name="T8_48"><text:s/></text:span><text:span text:style-name="T8_49">observers</text:span><text:span text:style-name="T8_50"><text:s/></text:span><text:span text:style-name="T8_51">from</text:span><text:span text:style-name="T8_52"><text:s/></text:span><text:span text:style-name="T8_53">a</text:span><text:span text:style-name="T8_54"><text:s/></text:span><text:span text:style-name="T8_55">nearby</text:span><text:span text:style-name="T8_56"><text:s/></text:span><text:span text:style-name="T8_57">village</text:span><text:span text:style-name="T8_58">.<text:s/></text:span><text:span text:style-name="T8_59">Soon</text:span><text:span text:style-name="T8_60"><text:s/></text:span><text:span text:style-name="T8_61">after</text:span><text:span text:style-name="T8_62">,<text:s/></text:span><text:span text:style-name="T8_63">a</text:span><text:span text:style-name="T8_64"><text:s/></text:span><text:span text:style-name="T8_65">huge</text:span><text:span text:style-name="T8_66"><text:s/></text:span><text:span text:style-name="T8_67">flow</text:span><text:span text:style-name="T8_68"><text:s/></text:span><text:span text:style-name="T8_69">hit</text:span><text:span text:style-name="T8_70"><text:s/></text:span><text:span text:style-name="T8_71">the</text:span><text:span text:style-name="T8_72"><text:s/></text:span><text:span text:style-name="T8_73">small</text:span><text:span text:style-name="T8_74"><text:s/></text:span><text:span text:style-name="T8_75">town</text:span><text:span text:style-name="T8_76"><text:s/></text:span><text:span text:style-name="T8_77">of</text:span><text:span text:style-name="T8_78"><text:s/></text:span><text:span text:style-name="T8_79">Armero</text:span><text:span text:style-name="T8_80">,<text:s/></text:span><text:span text:style-name="T8_81">killing</text:span><text:span text:style-name="T8_82"><text:s/>20,000.</text:span></text:p>
      <text:p text:style-name="P9"><text:span text:style-name="T9_1">Today</text:span><text:span text:style-name="T9_2">,<text:s/></text:span><text:span text:style-name="T9_3">citizens</text:span><text:span text:style-name="T9_4"><text:s/></text:span><text:span text:style-name="T9_5">in</text:span><text:span text:style-name="T9_6"><text:s/></text:span><text:span text:style-name="T9_7">surrounding</text:span><text:span text:style-name="T9_8"><text:s/></text:span><text:span text:style-name="T9_9">areas</text:span><text:span text:style-name="T9_10"><text:s/></text:span><text:span text:style-name="T9_11">have</text:span><text:span text:style-name="T9_12"><text:s/></text:span><text:span text:style-name="T9_13">safety</text:span><text:span text:style-name="T9_14"><text:s/></text:span><text:span text:style-name="T9_15">codes</text:span><text:span text:style-name="T9_16"><text:s/></text:span><text:span text:style-name="T9_17">and</text:span><text:span text:style-name="T9_18"><text:s/></text:span><text:span text:style-name="T9_19">evacuation</text:span><text:span text:style-name="T9_20"><text:s/></text:span><text:span text:style-name="T9_21">procedures</text:span><text:span text:style-name="T9_22">.<text:s/></text:span><text:span text:style-name="T9_23">These</text:span><text:span text:style-name="T9_24"><text:s/></text:span><text:span text:style-name="T9_25">are</text:span><text:span text:style-name="T9_26"><text:s/></text:span><text:span text:style-name="T9_27">crucial</text:span><text:span text:style-name="T9_28"><text:s/></text:span><text:span text:style-name="T9_29">as</text:span><text:span text:style-name="T9_30"><text:s/></text:span><text:span text:style-name="T9_31">there</text:span><text:span text:style-name="T9_32"><text:s/></text:span><text:span text:style-name="T9_33">are</text:span><text:span text:style-name="T9_34"><text:s/></text:span><text:span text:style-name="T9_35">as</text:span><text:span text:style-name="T9_36"><text:s/></text:span><text:span text:style-name="T9_37">many</text:span><text:span text:style-name="T9_38"><text:s/></text:span><text:span text:style-name="T9_39">as</text:span><text:span text:style-name="T9_40"><text:s/>1000<text:s/></text:span><text:span text:style-name="T9_41">citizens</text:span><text:span text:style-name="T9_42"><text:s/></text:span><text:span text:style-name="T9_43">who</text:span><text:span text:style-name="T9_44"><text:s/></text:span><text:span text:style-name="T9_45">would</text:span><text:span text:style-name="T9_46"><text:s/></text:span><text:span text:style-name="T9_47">have</text:span><text:span text:style-name="T9_48"><text:s/></text:span><text:span text:style-name="T9_49">less</text:span><text:span text:style-name="T9_50"><text:s/></text:span><text:span text:style-name="T9_51">than</text:span><text:span text:style-name="T9_52"><text:s/></text:span><text:span text:style-name="T9_53">an</text:span><text:span text:style-name="T9_54"><text:s/></text:span><text:span text:style-name="T9_55">hour</text:span><text:span text:style-name="T9_56"><text:s/></text:span><text:span text:style-name="T9_57">to</text:span><text:span text:style-name="T9_58"><text:s/></text:span><text:span text:style-name="T9_59">get</text:span><text:span text:style-name="T9_60"><text:s/></text:span><text:span text:style-name="T9_61">out</text:span><text:span text:style-name="T9_62"><text:s/></text:span><text:span text:style-name="T9_63">of</text:span><text:span text:style-name="T9_64"><text:s/></text:span><text:span text:style-name="T9_65">the</text:span><text:span text:style-name="T9_66"><text:s/></text:span><text:span text:style-name="T9_67">path</text:span><text:span text:style-name="T9_68"><text:s/></text:span><text:span text:style-name="T9_69">of</text:span><text:span text:style-name="T9_70"><text:s/></text:span><text:span text:style-name="T9_71">the</text:span><text:span text:style-name="T9_72"><text:s/></text:span><text:span text:style-name="T9_73">volcano</text:span><text:span text:style-name="T9_74">.<text:s/></text:span><text:span text:style-name="T9_75">Every</text:span><text:span text:style-name="T9_76"><text:s/></text:span><text:span text:style-name="T9_77">year</text:span><text:span text:style-name="T9_78">,<text:s/></text:span><text:span text:style-name="T9_79">schools</text:span><text:span text:style-name="T9_80"><text:s/></text:span><text:span text:style-name="T9_81">in</text:span><text:span text:style-name="T9_82"><text:s/></text:span><text:span text:style-name="T9_83">surrounding</text:span><text:span text:style-name="T9_84"><text:s/></text:span><text:span text:style-name="T9_85">towns</text:span><text:span text:style-name="T9_86"><text:s/></text:span><text:span text:style-name="T9_87">have</text:span><text:span text:style-name="T9_88"><text:s/></text:span><text:span text:style-name="T9_89">volcano</text:span><text:span text:style-name="T9_90"><text:s/></text:span><text:span text:style-name="T9_91">drills</text:span><text:span text:style-name="T9_92">,<text:s/></text:span><text:span text:style-name="T9_93">where</text:span><text:span text:style-name="T9_94"><text:s/></text:span><text:span text:style-name="T9_95">they</text:span><text:span text:style-name="T9_96"><text:s/></text:span><text:span text:style-name="T9_97">load</text:span><text:span text:style-name="T9_98"><text:s/></text:span><text:span text:style-name="T9_99">into</text:span><text:span text:style-name="T9_100"><text:s/></text:span><text:span text:style-name="T9_101">busses</text:span><text:span text:style-name="T9_102"><text:s/></text:span><text:span text:style-name="T9_103">and</text:span><text:span text:style-name="T9_104"><text:s/></text:span><text:span text:style-name="T9_105">cars</text:span><text:span text:style-name="T9_106"><text:s/></text:span><text:span text:style-name="T9_107">and</text:span><text:span text:style-name="T9_108"><text:s/></text:span><text:span text:style-name="T9_109">are</text:span><text:span text:style-name="T9_110"><text:s/></text:span><text:span text:style-name="T9_111">driven</text:span><text:span text:style-name="T9_112"><text:s/></text:span><text:span text:style-name="T9_113">to</text:span><text:span text:style-name="T9_114"><text:s/></text:span><text:span text:style-name="T9_115">higher</text:span><text:span text:style-name="T9_116"><text:s/></text:span><text:span text:style-name="T9_117">ground</text:span><text:span text:style-name="T9_118">.</text:span></text:p>
      <text:p text:style-name="P10"><text:span text:style-name="T10_1">The</text:span><text:span text:style-name="T10_2"><text:s/></text:span><text:span text:style-name="T10_3">volcano</text:span><text:span text:style-name="T10_4"><text:s/></text:span><text:span text:style-name="T10_5">provides</text:span><text:span text:style-name="T10_6"><text:s/></text:span><text:span text:style-name="T10_7">a</text:span><text:span text:style-name="T10_8"><text:s/></text:span><text:span text:style-name="T10_9">huge</text:span><text:span text:style-name="T10_10"><text:s/></text:span><text:span text:style-name="T10_11">benefit</text:span><text:span text:style-name="T10_12"><text:s/></text:span><text:span text:style-name="T10_13">to</text:span><text:span text:style-name="T10_14"><text:s/></text:span><text:span text:style-name="T10_15">the</text:span><text:span text:style-name="T10_16"><text:s/></text:span><text:span text:style-name="T10_17">surrounding</text:span><text:span text:style-name="T10_18"><text:s/></text:span><text:span text:style-name="T10_19">towns</text:span><text:span text:style-name="T10_20"><text:s/></text:span><text:span text:style-name="T10_21">and</text:span><text:span text:style-name="T10_22"><text:s/></text:span><text:span text:style-name="T10_23">the</text:span><text:span text:style-name="T10_24"><text:s/></text:span><text:span text:style-name="T10_25">National</text:span><text:span text:style-name="T10_26"><text:s/></text:span><text:span text:style-name="T10_27">Park</text:span><text:span text:style-name="T10_28">,<text:s/></text:span><text:span text:style-name="T10_29">through</text:span><text:span text:style-name="T10_30"><text:s/></text:span><text:span text:style-name="T10_31">tourism</text:span><text:span text:style-name="T10_32">.<text:s/></text:span><text:span text:style-name="T10_33">For</text:span><text:span text:style-name="T10_34"><text:s/></text:span><text:span text:style-name="T10_35">example</text:span><text:span text:style-name="T10_36">,<text:s/></text:span><text:span text:style-name="T10_37">in</text:span><text:span text:style-name="T10_38"><text:s/>2011<text:s/></text:span><text:span text:style-name="T10_39">there</text:span><text:span text:style-name="T10_40"><text:s/></text:span><text:span text:style-name="T10_41">were</text:span><text:span text:style-name="T10_42"><text:s/></text:span><text:span text:style-name="T10_43">about</text:span><text:span text:style-name="T10_44"><text:s/>279<text:s/></text:span><text:span text:style-name="T10_45">million</text:span><text:span text:style-name="T10_46"><text:s/></text:span><text:span text:style-name="T10_47">visitors</text:span><text:span text:style-name="T10_48"><text:s/></text:span><text:span text:style-name="T10_49">to</text:span><text:span text:style-name="T10_50"><text:s/></text:span><text:span text:style-name="T10_51">the</text:span><text:span text:style-name="T10_52"><text:s/></text:span><text:span text:style-name="T10_53">park</text:span><text:span text:style-name="T10_54">,<text:s/></text:span><text:span text:style-name="T10_55">which</text:span><text:span text:style-name="T10_56"><text:s/></text:span><text:span text:style-name="T10_57">equates</text:span><text:span text:style-name="T10_58"><text:s/></text:span><text:span text:style-name="T10_59">to</text:span><text:span text:style-name="T10_60"><text:s/></text:span><text:span text:style-name="T10_61">about</text:span><text:span text:style-name="T10_62"><text:s/>30<text:s/></text:span><text:span text:style-name="T10_63">billion</text:span><text:span text:style-name="T10_64"><text:s/></text:span><text:span text:style-name="T10_65">dollars</text:span><text:span text:style-name="T10_66"><text:s/></text:span><text:span text:style-name="T10_67">dumped</text:span><text:span text:style-name="T10_68"><text:s/></text:span><text:span text:style-name="T10_69">into</text:span><text:span text:style-name="T10_70"><text:s/></text:span><text:span text:style-name="T10_71">the</text:span><text:span text:style-name="T10_72"><text:s/></text:span><text:span text:style-name="T10_73">economies</text:span><text:span text:style-name="T10_74"><text:s/></text:span><text:span text:style-name="T10_75">of</text:span><text:span text:style-name="T10_76"><text:s/></text:span><text:span text:style-name="T10_77">local</text:span><text:span text:style-name="T10_78"><text:s/></text:span><text:span text:style-name="T10_79">towns</text:span><text:span text:style-name="T10_80"><text:s/></text:span><text:span text:style-name="T10_81">such</text:span><text:span text:style-name="T10_82"><text:s/></text:span><text:span text:style-name="T10_83">as</text:span><text:span text:style-name="T10_84"><text:s/></text:span><text:span text:style-name="T10_85">Tacoma</text:span><text:span text:style-name="T10_86">,<text:s/></text:span><text:span text:style-name="T10_87">Washington</text:span><text:span text:style-name="T10_88"><text:s/></text:span><text:span text:style-name="T10_89">and</text:span><text:span text:style-name="T10_90"><text:s/></text:span><text:span text:style-name="T10_91">Armero</text:span><text:span text:style-name="T10_92">,<text:s/></text:span><text:span text:style-name="T10_93">Columbia</text:span><text:span text:style-name="T10_94">.</text:span></text:p>
      <text:p text:style-name="P11"><text:span text:style-name="T11_1">As</text:span><text:span text:style-name="T11_2"><text:s/></text:span><text:span text:style-name="T11_3">we</text:span><text:span text:style-name="T11_4"><text:s/></text:span><text:span text:style-name="T11_5">can</text:span><text:span text:style-name="T11_6"><text:s/></text:span><text:span text:style-name="T11_7">see</text:span><text:span text:style-name="T11_8">,<text:s/></text:span><text:span text:style-name="T11_9">Mount</text:span><text:span text:style-name="T11_10"><text:s/></text:span><text:span text:style-name="T11_11">Rainier</text:span><text:span text:style-name="T11_12"><text:s/></text:span><text:span text:style-name="T11_13">is</text:span><text:span text:style-name="T11_14"><text:s/></text:span><text:span text:style-name="T11_15">an</text:span><text:span text:style-name="T11_16"><text:s/></text:span><text:span text:style-name="T11_17">asset</text:span><text:span text:style-name="T11_18"><text:s/></text:span><text:span text:style-name="T11_19">with</text:span><text:span text:style-name="T11_20"><text:s/></text:span><text:span text:style-name="T11_21">good</text:span><text:span text:style-name="T11_22"><text:s/></text:span><text:span text:style-name="T11_23">aspects</text:span><text:span text:style-name="T11_24"><text:s/></text:span><text:span text:style-name="T11_25">and</text:span><text:span text:style-name="T11_26"><text:s/></text:span><text:span text:style-name="T11_27">bad</text:span><text:span text:style-name="T11_28"><text:s/></text:span><text:span text:style-name="T11_29">ones</text:span><text:span text:style-name="T11_30">,<text:s/></text:span><text:span text:style-name="T11_31">providing</text:span><text:span text:style-name="T11_32"><text:s/></text:span><text:span text:style-name="T11_33">huge</text:span><text:span text:style-name="T11_34"><text:s/></text:span><text:span text:style-name="T11_35">financial</text:span><text:span text:style-name="T11_36"><text:s/></text:span><text:span text:style-name="T11_37">benefits</text:span><text:span text:style-name="T11_38"><text:s/></text:span><text:span text:style-name="T11_39">and</text:span><text:span text:style-name="T11_40"><text:s/></text:span><text:span text:style-name="T11_41">local</text:span><text:span text:style-name="T11_42"><text:s/></text:span><text:span text:style-name="T11_43">sport</text:span><text:span text:style-name="T11_44">,<text:s/></text:span><text:span text:style-name="T11_45">however</text:span><text:span text:style-name="T11_46"><text:s/></text:span><text:span text:style-name="T11_47">it</text:span><text:span text:style-name="T11_48"><text:s/></text:span><text:span text:style-name="T11_49">is</text:span><text:span text:style-name="T11_50"><text:s/></text:span><text:span text:style-name="T11_51">a</text:span><text:span text:style-name="T11_52"><text:s/></text:span><text:span text:style-name="T11_53">gamble</text:span><text:span text:style-name="T11_54">,<text:s/></text:span><text:span text:style-name="T11_55">as</text:span><text:span text:style-name="T11_56"><text:s/></text:span><text:span text:style-name="T11_57">it</text:span><text:span text:style-name="T11_58"><text:s/></text:span><text:span text:style-name="T11_59">is</text:span><text:span text:style-name="T11_60"><text:s/></text:span><text:span text:style-name="T11_61">a</text:span><text:span text:style-name="T11_62"><text:s/></text:span><text:span text:style-name="T11_63">sleeping</text:span><text:span text:style-name="T11_64"><text:s/></text:span><text:span text:style-name="T11_65">giant</text:span><text:span text:style-name="T11_66">,<text:s/></text:span><text:span text:style-name="T11_67">waiting</text:span><text:span text:style-name="T11_68"><text:s/></text:span><text:span text:style-name="T11_69">to</text:span><text:span text:style-name="T11_70"><text:s/></text:span><text:span text:style-name="T11_71"><office:annotation><dc:creator/><text:p text:style-name="P12"><text:span text:style-name="T12_1">You</text:span><text:span text:style-name="T12_2"><text:s/></text:span><text:span text:style-name="T12_3">did</text:span><text:span text:style-name="T12_4"><text:s/></text:span><text:span text:style-name="T12_5">a</text:span><text:span text:style-name="T12_6"><text:s/></text:span><text:span text:style-name="T12_7">great</text:span><text:span text:style-name="T12_8"><text:s/></text:span><text:span text:style-name="T12_9">job</text:span><text:span text:style-name="T12_10"><text:s/></text:span><text:span text:style-name="T12_11">on</text:span><text:span text:style-name="T12_12"><text:s/></text:span><text:span text:style-name="T12_13">this</text:span><text:span text:style-name="T12_14"><text:s/></text:span><text:span text:style-name="T12_15">report</text:span><text:span text:style-name="T12_16">.<text:s text:c="2"/></text:span><text:span text:style-name="T12_17">Keep</text:span><text:span text:style-name="T12_18"><text:s/></text:span><text:span text:style-name="T12_19">up</text:span><text:span text:style-name="T12_20"><text:s/></text:span><text:span text:style-name="T12_21">the</text:span><text:span text:style-name="T12_22"><text:s/></text:span><text:span text:style-name="T12_23">good</text:span><text:span text:style-name="T12_24"><text:s/></text:span><text:span text:style-name="T12_25">work</text:span><text:span text:style-name="T12_26">!</text:span></text:p></office:annotation></text:span><text:span text:style-name="T12_27">awake</text:span><text:span text:style-name="T12_28">.</text:span></text:p>
      <text:p text:style-name="P13"/>
      <text:p text:style-name="P14"/>
      <text:p text:style-name="P15"><text:span text:style-name="T15_1">Bibliography</text:span></text:p>
      <text:p text:style-name="P16"/>
      <text:p text:style-name="P17"><text:span text:style-name="T17_1">Cascades</text:span><text:span text:style-name="T17_2"><text:s/></text:span><text:span text:style-name="T17_3">Volcano</text:span><text:span text:style-name="T17_4"><text:s/></text:span><text:span text:style-name="T17_5">Observatory</text:span><text:span text:style-name="T17_6">.<text:s/>"</text:span><text:span text:style-name="T17_7">USGS</text:span><text:span text:style-name="T17_8"><text:s/>-<text:s/></text:span><text:span text:style-name="T17_9">Mount</text:span><text:span text:style-name="T17_10"><text:s/></text:span><text:span text:style-name="T17_11">Rainier</text:span><text:span text:style-name="T17_12">."<text:s/></text:span><text:span text:style-name="T17_13">USGS</text:span><text:span text:style-name="T17_14"><text:s/>-<text:s/></text:span><text:span text:style-name="T17_15">Mount</text:span><text:span text:style-name="T17_16"><text:s/></text:span><text:span text:style-name="T17_17">Rainier</text:span><text:span text:style-name="T17_18">.<text:s/></text:span><text:span text:style-name="T17_19">USGS</text:span><text:span text:style-name="T17_20">,<text:s/></text:span><text:span text:style-name="T17_21">n</text:span><text:span text:style-name="T17_22">.</text:span><text:span text:style-name="T17_23">d</text:span><text:span text:style-name="T17_24">.</text:span></text:p>
      <text:p text:style-name="P18"><text:span text:style-name="T18_1"><text:s text:c="10"/></text:span><text:span text:style-name="T18_2">Web</text:span><text:span text:style-name="T18_3">.<text:s/>20<text:s/></text:span><text:span text:style-name="T18_4">Jan</text:span><text:span text:style-name="T18_5">.<text:s/>2015.<text:s/>&lt;</text:span><text:span text:style-name="T18_6"><text:a xlink:type="simple" xlink:href="http://volcanoes.usgs.gov/volcanoes/mount_rainier/"><text:span text:style-name="T18_7">http</text:span></text:a></text:span><text:span text:style-name="T18_8"><text:a xlink:type="simple" xlink:href="http://volcanoes.usgs.gov/volcanoes/mount_rainier/"><text:span text:style-name="T18_9">://</text:span></text:a></text:span><text:span text:style-name="T18_10"><text:a xlink:type="simple" xlink:href="http://volcanoes.usgs.gov/volcanoes/mount_rainier/"><text:span text:style-name="T18_11">volcanoes</text:span></text:a></text:span><text:span text:style-name="T18_12"><text:a xlink:type="simple" xlink:href="http://volcanoes.usgs.gov/volcanoes/mount_rainier/"><text:span text:style-name="T18_13">.</text:span></text:a></text:span><text:span text:style-name="T18_14"><text:a xlink:type="simple" xlink:href="http://volcanoes.usgs.gov/volcanoes/mount_rainier/"><text:span text:style-name="T18_15">usgs</text:span></text:a></text:span><text:span text:style-name="T18_16"><text:a xlink:type="simple" xlink:href="http://volcanoes.usgs.gov/volcanoes/mount_rainier/"><text:span text:style-name="T18_17">.</text:span></text:a></text:span><text:span text:style-name="T18_18"><text:a xlink:type="simple" xlink:href="http://volcanoes.usgs.gov/volcanoes/mount_rainier/"><text:span text:style-name="T18_19">gov</text:span></text:a></text:span><text:span text:style-name="T18_20"><text:a xlink:type="simple" xlink:href="http://volcanoes.usgs.gov/volcanoes/mount_rainier/"><text:span text:style-name="T18_21">/</text:span></text:a></text:span><text:span text:style-name="T18_22"><text:a xlink:type="simple" xlink:href="http://volcanoes.usgs.gov/volcanoes/mount_rainier/"><text:span text:style-name="T18_23">volcanoes</text:span></text:a></text:span><text:span text:style-name="T18_24"><text:a xlink:type="simple" xlink:href="http://volcanoes.usgs.gov/volcanoes/mount_rainier/"><text:span text:style-name="T18_25">/</text:span></text:a></text:span><text:span text:style-name="T18_26"><text:a xlink:type="simple" xlink:href="http://volcanoes.usgs.gov/volcanoes/mount_rainier/"><text:span text:style-name="T18_27">mount</text:span></text:a></text:span><text:span text:style-name="T18_28"><text:a xlink:type="simple" xlink:href="http://volcanoes.usgs.gov/volcanoes/mount_rainier/"><text:span text:style-name="T18_29">_</text:span></text:a></text:span><text:span text:style-name="T18_30"><text:a xlink:type="simple" xlink:href="http://volcanoes.usgs.gov/volcanoes/mount_rainier/"><text:span text:style-name="T18_31">rainier</text:span></text:a></text:span><text:span text:style-name="T18_32"><text:a xlink:type="simple" xlink:href="http://volcanoes.usgs.gov/volcanoes/mount_rainier/"><text:span text:style-name="T18_33">/</text:span></text:a></text:span><text:span text:style-name="T18_34">&gt;</text:span></text:p>
      <text:p text:style-name="P19"/>
      <text:p text:style-name="P20"><text:span text:style-name="T20_1">Cascades</text:span><text:span text:style-name="T20_2"><text:s/></text:span><text:span text:style-name="T20_3">Volcano</text:span><text:span text:style-name="T20_4"><text:s/></text:span><text:span text:style-name="T20_5">Observatory</text:span><text:span text:style-name="T20_6">.<text:s/>"</text:span><text:span text:style-name="T20_7">USGS</text:span><text:span text:style-name="T20_8">:<text:s/></text:span><text:span text:style-name="T20_9">Volcano</text:span><text:span text:style-name="T20_10"><text:s/></text:span><text:span text:style-name="T20_11">Hazards</text:span><text:span text:style-name="T20_12"><text:s/></text:span><text:span text:style-name="T20_13">Program</text:span><text:span text:style-name="T20_14"><text:s/>-<text:s/></text:span><text:span text:style-name="T20_15">Mount</text:span><text:span text:style-name="T20_16"><text:s/></text:span><text:span text:style-name="T20_17">Rainier</text:span><text:span text:style-name="T20_18"><text:s/></text:span><text:span text:style-name="T20_19">Geology</text:span></text:p>
      <text:p text:style-name="P21"><text:span text:style-name="T21_1"><text:s text:c="10"/></text:span><text:span text:style-name="T21_2">and</text:span><text:span text:style-name="T21_3"><text:s/></text:span><text:span text:style-name="T21_4">History</text:span><text:span text:style-name="T21_5">."<text:s/></text:span><text:span text:style-name="T21_6">USGS</text:span><text:span text:style-name="T21_7">:<text:s/></text:span><text:span text:style-name="T21_8">Volcano</text:span><text:span text:style-name="T21_9"><text:s/></text:span><text:span text:style-name="T21_10">Hazards</text:span><text:span text:style-name="T21_11"><text:s/></text:span><text:span text:style-name="T21_12">Program</text:span><text:span text:style-name="T21_13"><text:s/>-<text:s/></text:span><text:span text:style-name="T21_14">Mount</text:span><text:span text:style-name="T21_15"><text:s/></text:span><text:span text:style-name="T21_16">Rainier</text:span><text:span text:style-name="T21_17"><text:s/></text:span><text:span text:style-name="T21_18">Geology</text:span><text:span text:style-name="T21_19"><text:s/></text:span><text:span text:style-name="T21_20">and</text:span><text:span text:style-name="T21_21"><text:s/></text:span><text:span text:style-name="T21_22">History</text:span><text:span text:style-name="T21_23">.</text:span></text:p>
      <text:p text:style-name="P22"><text:span text:style-name="T22_1"><text:s text:c="10"/></text:span><text:span text:style-name="T22_2">USGS</text:span><text:span text:style-name="T22_3">,<text:s/></text:span><text:span text:style-name="T22_4">n</text:span><text:span text:style-name="T22_5">.</text:span><text:span text:style-name="T22_6">d</text:span><text:span text:style-name="T22_7">.<text:s/></text:span><text:span text:style-name="T22_8">Web</text:span><text:span text:style-name="T22_9">.<text:s/>22<text:s/></text:span><text:span text:style-name="T22_10">Jan</text:span><text:span text:style-name="T22_11">.<text:s/>2015.</text:span></text:p>
      <text:p text:style-name="P23"><text:span text:style-name="T23_1"><text:s text:c="10"/>&lt;</text:span><text:span text:style-name="T23_2"><text:a xlink:type="simple" xlink:href="http://volcanoes.usgs.gov/volcanoes/mount_rainier/mount_rainier_geo_hist_75.html"><text:span text:style-name="T23_3">http</text:span></text:a></text:span><text:span text:style-name="T23_4"><text:a xlink:type="simple" xlink:href="http://volcanoes.usgs.gov/volcanoes/mount_rainier/mount_rainier_geo_hist_75.html"><text:span text:style-name="T23_5">://</text:span></text:a></text:span><text:span text:style-name="T23_6"><text:a xlink:type="simple" xlink:href="http://volcanoes.usgs.gov/volcanoes/mount_rainier/mount_rainier_geo_hist_75.html"><text:span text:style-name="T23_7">volcanoes</text:span></text:a></text:span><text:span text:style-name="T23_8"><text:a xlink:type="simple" xlink:href="http://volcanoes.usgs.gov/volcanoes/mount_rainier/mount_rainier_geo_hist_75.html"><text:span text:style-name="T23_9">.</text:span></text:a></text:span><text:span text:style-name="T23_10"><text:a xlink:type="simple" xlink:href="http://volcanoes.usgs.gov/volcanoes/mount_rainier/mount_rainier_geo_hist_75.html"><text:span text:style-name="T23_11">usgs</text:span></text:a></text:span><text:span text:style-name="T23_12"><text:a xlink:type="simple" xlink:href="http://volcanoes.usgs.gov/volcanoes/mount_rainier/mount_rainier_geo_hist_75.html"><text:span text:style-name="T23_13">.</text:span></text:a></text:span><text:span text:style-name="T23_14"><text:a xlink:type="simple" xlink:href="http://volcanoes.usgs.gov/volcanoes/mount_rainier/mount_rainier_geo_hist_75.html"><text:span text:style-name="T23_15">gov</text:span></text:a></text:span><text:span text:style-name="T23_16"><text:a xlink:type="simple" xlink:href="http://volcanoes.usgs.gov/volcanoes/mount_rainier/mount_rainier_geo_hist_75.html"><text:span text:style-name="T23_17">/</text:span></text:a></text:span><text:span text:style-name="T23_18"><text:a xlink:type="simple" xlink:href="http://volcanoes.usgs.gov/volcanoes/mount_rainier/mount_rainier_geo_hist_75.html"><text:span text:style-name="T23_19">volcanoes</text:span></text:a></text:span><text:span text:style-name="T23_20"><text:a xlink:type="simple" xlink:href="http://volcanoes.usgs.gov/volcanoes/mount_rainier/mount_rainier_geo_hist_75.html"><text:span text:style-name="T23_21">/</text:span></text:a></text:span><text:span text:style-name="T23_22"><text:a xlink:type="simple" xlink:href="http://volcanoes.usgs.gov/volcanoes/mount_rainier/mount_rainier_geo_hist_75.html"><text:span text:style-name="T23_23">mount</text:span></text:a></text:span><text:span text:style-name="T23_24"><text:a xlink:type="simple" xlink:href="http://volcanoes.usgs.gov/volcanoes/mount_rainier/mount_rainier_geo_hist_75.html"><text:span text:style-name="T23_25">_</text:span></text:a></text:span><text:span text:style-name="T23_26"><text:a xlink:type="simple" xlink:href="http://volcanoes.usgs.gov/volcanoes/mount_rainier/mount_rainier_geo_hist_75.html"><text:span text:style-name="T23_27">rainier</text:span></text:a></text:span><text:span text:style-name="T23_28"><text:a xlink:type="simple" xlink:href="http://volcanoes.usgs.gov/volcanoes/mount_rainier/mount_rainier_geo_hist_75.html"><text:span text:style-name="T23_29">/</text:span></text:a></text:span><text:span text:style-name="T23_30"><text:a xlink:type="simple" xlink:href="http://volcanoes.usgs.gov/volcanoes/mount_rainier/mount_rainier_geo_hist_75.html"><text:span text:style-name="T23_31">mount</text:span></text:a></text:span><text:span text:style-name="T23_32"><text:a xlink:type="simple" xlink:href="http://volcanoes.usgs.gov/volcanoes/mount_rainier/mount_rainier_geo_hist_75.html"><text:span text:style-name="T23_33">_</text:span></text:a></text:span><text:span text:style-name="T23_34"><text:a xlink:type="simple" xlink:href="http://volcanoes.usgs.gov/volcanoes/mount_rainier/mount_rainier_geo_hist_75.html"><text:span text:style-name="T23_35">rainier</text:span></text:a></text:span><text:span text:style-name="T23_36"><text:a xlink:type="simple" xlink:href="http://volcanoes.usgs.gov/volcanoes/mount_rainier/mount_rainier_geo_hist_75.html"><text:span text:style-name="T23_37">_</text:span></text:a></text:span><text:span text:style-name="T23_38"><text:a xlink:type="simple" xlink:href="http://volcanoes.usgs.gov/volcanoes/mount_rainier/mount_rainier_geo_hist_75.html"><text:span text:style-name="T23_39">geo</text:span></text:a></text:span><text:span text:style-name="T23_40"><text:a xlink:type="simple" xlink:href="http://volcanoes.usgs.gov/volcanoes/mount_rainier/mount_rainier_geo_hist_75.html"><text:span text:style-name="T23_41">_</text:span></text:a></text:span><text:span text:style-name="T23_42"><text:a xlink:type="simple" xlink:href="http://volcanoes.usgs.gov/volcanoes/mount_rainier/mount_rainier_geo_hist_75.html"><text:span text:style-name="T23_43">hist</text:span></text:a></text:span><text:span text:style-name="T23_44"><text:a xlink:type="simple" xlink:href="http://volcanoes.usgs.gov/volcanoes/mount_rainier/mount_rainier_geo_hist_75.html"><text:span text:style-name="T23_45">_75.</text:span></text:a></text:span><text:span text:style-name="T23_46"><text:a xlink:type="simple" xlink:href="http://volcanoes.usgs.gov/volcanoes/mount_rainier/mount_rainier_geo_hist_75.html"><text:span text:style-name="T23_47">html</text:span></text:a></text:span><text:span text:style-name="T23_48">&gt;</text:span></text:p>
      <text:p text:style-name="P24"/>
      <text:p text:style-name="P25"><text:span text:style-name="T25_1">Green</text:span><text:span text:style-name="T25_2">,<text:s/></text:span><text:span text:style-name="T25_3">Stewart</text:span><text:span text:style-name="T25_4">.<text:s/>"</text:span><text:span text:style-name="T25_5">Mount</text:span><text:span text:style-name="T25_6"><text:s/></text:span><text:span text:style-name="T25_7">Rainier</text:span><text:span text:style-name="T25_8"><text:s/></text:span><text:span text:style-name="T25_9">Facts</text:span><text:span text:style-name="T25_10"><text:s/>-<text:s/></text:span><text:span text:style-name="T25_11">Highest</text:span><text:span text:style-name="T25_12"><text:s/></text:span><text:span text:style-name="T25_13">Mountain</text:span><text:span text:style-name="T25_14"><text:s/></text:span><text:span text:style-name="T25_15">in</text:span><text:span text:style-name="T25_16"><text:s/></text:span><text:span text:style-name="T25_17">Washington</text:span><text:span text:style-name="T25_18">."<text:s/></text:span><text:span text:style-name="T25_19">Mount</text:span><text:span text:style-name="T25_20"><text:s/></text:span><text:span text:style-name="T25_21">Rainier</text:span><text:span text:style-name="T25_22"><text:s/></text:span><text:span text:style-name="T25_23">Facts</text:span><text:span text:style-name="T25_24">.<text:s/></text:span></text:p>
      <text:p text:style-name="P26"><text:span text:style-name="T26_1"><text:s text:c="10"/></text:span><text:span text:style-name="T26_2">Web</text:span><text:span text:style-name="T26_3">.<text:s/>22<text:s/></text:span><text:span text:style-name="T26_4">Jan</text:span><text:span text:style-name="T26_5">.<text:s/>2015.</text:span></text:p>
      <text:p text:style-name="P27"><text:span text:style-name="T27_1"><text:s text:c="10"/>&lt;</text:span><text:span text:style-name="T27_2"><text:a xlink:type="simple" xlink:href="http://climbing.about.com/od/usstatehighpoints/a/MtRainierFacts.htm"><text:span text:style-name="T27_3">http</text:span></text:a></text:span><text:span text:style-name="T27_4"><text:a xlink:type="simple" xlink:href="http://climbing.about.com/od/usstatehighpoints/a/MtRainierFacts.htm"><text:span text:style-name="T27_5">://</text:span></text:a></text:span><text:span text:style-name="T27_6"><text:a xlink:type="simple" xlink:href="http://climbing.about.com/od/usstatehighpoints/a/MtRainierFacts.htm"><text:span text:style-name="T27_7">climbing</text:span></text:a></text:span><text:span text:style-name="T27_8"><text:a xlink:type="simple" xlink:href="http://climbing.about.com/od/usstatehighpoints/a/MtRainierFacts.htm"><text:span text:style-name="T27_9">.</text:span></text:a></text:span><text:span text:style-name="T27_10"><text:a xlink:type="simple" xlink:href="http://climbing.about.com/od/usstatehighpoints/a/MtRainierFacts.htm"><text:span text:style-name="T27_11">about</text:span></text:a></text:span><text:span text:style-name="T27_12"><text:a xlink:type="simple" xlink:href="http://climbing.about.com/od/usstatehighpoints/a/MtRainierFacts.htm"><text:span text:style-name="T27_13">.</text:span></text:a></text:span><text:span text:style-name="T27_14"><text:a xlink:type="simple" xlink:href="http://climbing.about.com/od/usstatehighpoints/a/MtRainierFacts.htm"><text:span text:style-name="T27_15">com</text:span></text:a></text:span><text:span text:style-name="T27_16"><text:a xlink:type="simple" xlink:href="http://climbing.about.com/od/usstatehighpoints/a/MtRainierFacts.htm"><text:span text:style-name="T27_17">/</text:span></text:a></text:span><text:span text:style-name="T27_18"><text:a xlink:type="simple" xlink:href="http://climbing.about.com/od/usstatehighpoints/a/MtRainierFacts.htm"><text:span text:style-name="T27_19">od</text:span></text:a></text:span><text:span text:style-name="T27_20"><text:a xlink:type="simple" xlink:href="http://climbing.about.com/od/usstatehighpoints/a/MtRainierFacts.htm"><text:span text:style-name="T27_21">/</text:span></text:a></text:span><text:span text:style-name="T27_22"><text:a xlink:type="simple" xlink:href="http://climbing.about.com/od/usstatehighpoints/a/MtRainierFacts.htm"><text:span text:style-name="T27_23">usstatehighpoints</text:span></text:a></text:span><text:span text:style-name="T27_24"><text:a xlink:type="simple" xlink:href="http://climbing.about.com/od/usstatehighpoints/a/MtRainierFacts.htm"><text:span text:style-name="T27_25">/</text:span></text:a></text:span><text:span text:style-name="T27_26"><text:a xlink:type="simple" xlink:href="http://climbing.about.com/od/usstatehighpoints/a/MtRainierFacts.htm"><text:span text:style-name="T27_27">a</text:span></text:a></text:span><text:span text:style-name="T27_28"><text:a xlink:type="simple" xlink:href="http://climbing.about.com/od/usstatehighpoints/a/MtRainierFacts.htm"><text:span text:style-name="T27_29">/</text:span></text:a></text:span><text:span text:style-name="T27_30"><text:a xlink:type="simple" xlink:href="http://climbing.about.com/od/usstatehighpoints/a/MtRainierFacts.htm"><text:span text:style-name="T27_31">MtRainierFacts</text:span></text:a></text:span><text:span text:style-name="T27_32"><text:a xlink:type="simple" xlink:href="http://climbing.about.com/od/usstatehighpoints/a/MtRainierFacts.htm"><text:span text:style-name="T27_33">.</text:span></text:a></text:span><text:span text:style-name="T27_34"><text:a xlink:type="simple" xlink:href="http://climbing.about.com/od/usstatehighpoints/a/MtRainierFacts.htm"><text:span text:style-name="T27_35">htm</text:span></text:a></text:span><text:span text:style-name="T27_36">/&gt;</text:span></text:p>
      <text:p text:style-name="P28"/>
      <text:p text:style-name="P29"><text:span text:style-name="T29_1">"</text:span><text:span text:style-name="T29_2">Mount</text:span><text:span text:style-name="T29_3"><text:s/></text:span><text:span text:style-name="T29_4">Rainier</text:span><text:span text:style-name="T29_5">."<text:s/></text:span><text:span text:style-name="T29_6">Wikipedia</text:span><text:span text:style-name="T29_7"><text:s/></text:span><text:span text:style-name="T29_8">Simple</text:span><text:span text:style-name="T29_9">.<text:s/></text:span><text:span text:style-name="T29_10">Wikipedia</text:span><text:span text:style-name="T29_11">,<text:s/></text:span><text:span text:style-name="T29_12">n</text:span><text:span text:style-name="T29_13">.</text:span><text:span text:style-name="T29_14">d</text:span><text:span text:style-name="T29_15">.<text:s/></text:span><text:span text:style-name="T29_16">Web</text:span><text:span text:style-name="T29_17">.<text:s/>22<text:s/></text:span><text:span text:style-name="T29_18">Jan</text:span><text:span text:style-name="T29_19">.<text:s/>2015.<text:s text:c="5"/></text:span></text:p>
      <text:p text:style-name="P30"><text:span text:style-name="T30_1"><text:s text:c="10"/>&lt;</text:span><text:span text:style-name="T30_2"><text:a xlink:type="simple" xlink:href="http://simple.wikipedia.org/wiki/Mount_Rainier"><text:span text:style-name="T30_3">http</text:span></text:a></text:span><text:span text:style-name="T30_4"><text:a xlink:type="simple" xlink:href="http://simple.wikipedia.org/wiki/Mount_Rainier"><text:span text:style-name="T30_5">://</text:span></text:a></text:span><text:span text:style-name="T30_6"><text:a xlink:type="simple" xlink:href="http://simple.wikipedia.org/wiki/Mount_Rainier"><text:span text:style-name="T30_7">simple</text:span></text:a></text:span><text:span text:style-name="T30_8"><text:a xlink:type="simple" xlink:href="http://simple.wikipedia.org/wiki/Mount_Rainier"><text:span text:style-name="T30_9">.</text:span></text:a></text:span><text:span text:style-name="T30_10"><text:a xlink:type="simple" xlink:href="http://simple.wikipedia.org/wiki/Mount_Rainier"><text:span text:style-name="T30_11">wikipedia</text:span></text:a></text:span><text:span text:style-name="T30_12"><text:a xlink:type="simple" xlink:href="http://simple.wikipedia.org/wiki/Mount_Rainier"><text:span text:style-name="T30_13">.</text:span></text:a></text:span><text:span text:style-name="T30_14"><text:a xlink:type="simple" xlink:href="http://simple.wikipedia.org/wiki/Mount_Rainier"><text:span text:style-name="T30_15">org</text:span></text:a></text:span><text:span text:style-name="T30_16"><text:a xlink:type="simple" xlink:href="http://simple.wikipedia.org/wiki/Mount_Rainier"><text:span text:style-name="T30_17">/</text:span></text:a></text:span><text:span text:style-name="T30_18"><text:a xlink:type="simple" xlink:href="http://simple.wikipedia.org/wiki/Mount_Rainier"><text:span text:style-name="T30_19">wiki</text:span></text:a></text:span><text:span text:style-name="T30_20"><text:a xlink:type="simple" xlink:href="http://simple.wikipedia.org/wiki/Mount_Rainier"><text:span text:style-name="T30_21">/</text:span></text:a></text:span><text:span text:style-name="T30_22"><text:a xlink:type="simple" xlink:href="http://simple.wikipedia.org/wiki/Mount_Rainier"><text:span text:style-name="T30_23">Mount</text:span></text:a></text:span><text:span text:style-name="T30_24"><text:a xlink:type="simple" xlink:href="http://simple.wikipedia.org/wiki/Mount_Rainier"><text:span text:style-name="T30_25">_</text:span></text:a></text:span><text:span text:style-name="T30_26"><text:a xlink:type="simple" xlink:href="http://simple.wikipedia.org/wiki/Mount_Rainier"><text:span text:style-name="T30_27">Rainier</text:span></text:a></text:span><text:span text:style-name="T30_28">&gt;</text:span></text:p>
      <text:p text:style-name="P31"/>
      <text:p text:style-name="P32"><text:span text:style-name="T32_1">"</text:span><text:span text:style-name="T32_2">Mount</text:span><text:span text:style-name="T32_3"><text:s/></text:span><text:span text:style-name="T32_4">Rainier</text:span><text:span text:style-name="T32_5"><text:s/></text:span><text:span text:style-name="T32_6">National</text:span><text:span text:style-name="T32_7"><text:s/></text:span><text:span text:style-name="T32_8">Park</text:span><text:span text:style-name="T32_9"><text:s/>-<text:s/></text:span><text:span text:style-name="T32_10">National</text:span><text:span text:style-name="T32_11"><text:s/></text:span><text:span text:style-name="T32_12">Geographic</text:span><text:span text:style-name="T32_13">."<text:s/></text:span><text:span text:style-name="T32_14">National</text:span><text:span text:style-name="T32_15"><text:s/></text:span><text:span text:style-name="T32_16">Geographic</text:span><text:span text:style-name="T32_17">.<text:s/></text:span><text:span text:style-name="T32_18">Web</text:span><text:span text:style-name="T32_19">.<text:s/>22<text:s/></text:span><text:span text:style-name="T32_20">Jan</text:span><text:span text:style-name="T32_21">.<text:s/>2015.</text:span></text:p>
      <text:p text:style-name="P33"><text:span text:style-name="T33_1"><text:s text:c="10"/>&lt;</text:span><text:span text:style-name="T33_2"><text:a xlink:type="simple" xlink:href="http://travel.nationalgeographic.com/travel/national-parks/mount-rainier-national-park/"><text:span text:style-name="T33_3">http</text:span></text:a></text:span><text:span text:style-name="T33_4"><text:a xlink:type="simple" xlink:href="http://travel.nationalgeographic.com/travel/national-parks/mount-rainier-national-park/"><text:span text:style-name="T33_5">://</text:span></text:a></text:span><text:span text:style-name="T33_6"><text:a xlink:type="simple" xlink:href="http://travel.nationalgeographic.com/travel/national-parks/mount-rainier-national-park/"><text:span text:style-name="T33_7">travel</text:span></text:a></text:span><text:span text:style-name="T33_8"><text:a xlink:type="simple" xlink:href="http://travel.nationalgeographic.com/travel/national-parks/mount-rainier-national-park/"><text:span text:style-name="T33_9">.</text:span></text:a></text:span><text:span text:style-name="T33_10"><text:a xlink:type="simple" xlink:href="http://travel.nationalgeographic.com/travel/national-parks/mount-rainier-national-park/"><text:span text:style-name="T33_11">nationalgeographic</text:span></text:a></text:span><text:span text:style-name="T33_12"><text:a xlink:type="simple" xlink:href="http://travel.nationalgeographic.com/travel/national-parks/mount-rainier-national-park/"><text:span text:style-name="T33_13">.</text:span></text:a></text:span><text:span text:style-name="T33_14"><text:a xlink:type="simple" xlink:href="http://travel.nationalgeographic.com/travel/national-parks/mount-rainier-national-park/"><text:span text:style-name="T33_15">com</text:span></text:a></text:span><text:span text:style-name="T33_16"><text:a xlink:type="simple" xlink:href="http://travel.nationalgeographic.com/travel/national-parks/mount-rainier-national-park/"><text:span text:style-name="T33_17">/</text:span></text:a></text:span><text:span text:style-name="T33_18"><text:a xlink:type="simple" xlink:href="http://travel.nationalgeographic.com/travel/national-parks/mount-rainier-national-park/"><text:span text:style-name="T33_19">travel</text:span></text:a></text:span><text:span text:style-name="T33_20"><text:a xlink:type="simple" xlink:href="http://travel.nationalgeographic.com/travel/national-parks/mount-rainier-national-park/"><text:span text:style-name="T33_21">/</text:span></text:a></text:span><text:span text:style-name="T33_22"><text:a xlink:type="simple" xlink:href="http://travel.nationalgeographic.com/travel/national-parks/mount-rainier-national-park/"><text:span text:style-name="T33_23">national</text:span></text:a></text:span><text:span text:style-name="T33_24"><text:a xlink:type="simple" xlink:href="http://travel.nationalgeographic.com/travel/national-parks/mount-rainier-national-park/"><text:span text:style-name="T33_25">-</text:span></text:a></text:span><text:span text:style-name="T33_26"><text:a xlink:type="simple" xlink:href="http://travel.nationalgeographic.com/travel/national-parks/mount-rainier-national-park/"><text:span text:style-name="T33_27">parks</text:span></text:a></text:span><text:span text:style-name="T33_28"><text:a xlink:type="simple" xlink:href="http://travel.nationalgeographic.com/travel/national-parks/mount-rainier-national-park/"><text:span text:style-name="T33_29">/</text:span></text:a></text:span><text:span text:style-name="T33_30"><text:a xlink:type="simple" xlink:href="http://travel.nationalgeographic.com/travel/national-parks/mount-rainier-national-park/"><text:span text:style-name="T33_31">mount</text:span></text:a></text:span><text:span text:style-name="T33_32"><text:a xlink:type="simple" xlink:href="http://travel.nationalgeographic.com/travel/national-parks/mount-rainier-national-park/"><text:span text:style-name="T33_33">-</text:span></text:a></text:span><text:span text:style-name="T33_34"><text:a xlink:type="simple" xlink:href="http://travel.nationalgeographic.com/travel/national-parks/mount-rainier-national-park/"><text:span text:style-name="T33_35">rainier</text:span></text:a></text:span><text:span text:style-name="T33_36"><text:a xlink:type="simple" xlink:href="http://travel.nationalgeographic.com/travel/national-parks/mount-rainier-national-park/"><text:span text:style-name="T33_37">-</text:span></text:a></text:span><text:span text:style-name="T33_38"><text:a xlink:type="simple" xlink:href="http://travel.nationalgeographic.com/travel/national-parks/mount-rainier-national-park/"><text:span text:style-name="T33_39">national</text:span></text:a></text:span><text:span text:style-name="T33_40"><text:a xlink:type="simple" xlink:href="http://travel.nationalgeographic.com/travel/national-parks/mount-rainier-national-park/"><text:span text:style-name="T33_41">-</text:span></text:a></text:span><text:span text:style-name="T33_42"><text:a xlink:type="simple" xlink:href="http://travel.nationalgeographic.com/travel/national-parks/mount-rainier-national-park/"><text:span text:style-name="T33_43">park</text:span></text:a></text:span><text:span text:style-name="T33_44"><text:a xlink:type="simple" xlink:href="http://travel.nationalgeographic.com/travel/national-parks/mount-rainier-national-park/"><text:span text:style-name="T33_45">/</text:span></text:a></text:span><text:span text:style-name="T33_46">&gt;</text:span></text:p>
      <text:p text:style-name="P34"/>
      <text:p text:style-name="P35"><text:span text:style-name="T35_1">"</text:span><text:span text:style-name="T35_2">Preparing</text:span><text:span text:style-name="T35_3"><text:s/></text:span><text:span text:style-name="T35_4">For</text:span><text:span text:style-name="T35_5"><text:s/></text:span><text:span text:style-name="T35_6">Mt</text:span><text:span text:style-name="T35_7">.<text:s/></text:span><text:span text:style-name="T35_8">Rainier</text:span><text:span text:style-name="T35_9"><text:s/></text:span><text:span text:style-name="T35_10">Eruption</text:span><text:span text:style-name="T35_11">."<text:s/></text:span><text:span text:style-name="T35_12">KOMO</text:span><text:span text:style-name="T35_13"><text:s/></text:span><text:span text:style-name="T35_14">News</text:span><text:span text:style-name="T35_15">.<text:s/></text:span><text:span text:style-name="T35_16">Web</text:span><text:span text:style-name="T35_17">.<text:s/>22<text:s/></text:span><text:span text:style-name="T35_18">Jan</text:span><text:span text:style-name="T35_19">.<text:s/>2015.</text:span></text:p>
      <text:p text:style-name="P36"><text:span text:style-name="T36_1"><text:s text:c="10"/>&lt;</text:span><text:span text:style-name="T36_2"><text:a xlink:type="simple" xlink:href="http://www.komonews.com/news/archive/3988841.html"><text:span text:style-name="T36_3">http</text:span></text:a></text:span><text:span text:style-name="T36_4"><text:a xlink:type="simple" xlink:href="http://www.komonews.com/news/archive/3988841.html"><text:span text:style-name="T36_5">://</text:span></text:a></text:span><text:span text:style-name="T36_6"><text:a xlink:type="simple" xlink:href="http://www.komonews.com/news/archive/3988841.html"><text:span text:style-name="T36_7">www</text:span></text:a></text:span><text:span text:style-name="T36_8"><text:a xlink:type="simple" xlink:href="http://www.komonews.com/news/archive/3988841.html"><text:span text:style-name="T36_9">.</text:span></text:a></text:span><text:span text:style-name="T36_10"><text:a xlink:type="simple" xlink:href="http://www.komonews.com/news/archive/3988841.html"><text:span text:style-name="T36_11">komonews</text:span></text:a></text:span><text:span text:style-name="T36_12"><text:a xlink:type="simple" xlink:href="http://www.komonews.com/news/archive/3988841.html"><text:span text:style-name="T36_13">.</text:span></text:a></text:span><text:span text:style-name="T36_14"><text:a xlink:type="simple" xlink:href="http://www.komonews.com/news/archive/3988841.html"><text:span text:style-name="T36_15">com</text:span></text:a></text:span><text:span text:style-name="T36_16"><text:a xlink:type="simple" xlink:href="http://www.komonews.com/news/archive/3988841.html"><text:span text:style-name="T36_17">/</text:span></text:a></text:span><text:span text:style-name="T36_18"><text:a xlink:type="simple" xlink:href="http://www.komonews.com/news/archive/3988841.html"><text:span text:style-name="T36_19">news</text:span></text:a></text:span><text:span text:style-name="T36_20"><text:a xlink:type="simple" xlink:href="http://www.komonews.com/news/archive/3988841.html"><text:span text:style-name="T36_21">/</text:span></text:a></text:span><text:span text:style-name="T36_22"><text:a xlink:type="simple" xlink:href="http://www.komonews.com/news/archive/3988841.html"><text:span text:style-name="T36_23">archive</text:span></text:a></text:span><text:span text:style-name="T36_24"><text:a xlink:type="simple" xlink:href="http://www.komonews.com/news/archive/3988841.html"><text:span text:style-name="T36_25">/3988841.</text:span></text:a></text:span><text:span text:style-name="T36_26"><text:a xlink:type="simple" xlink:href="http://www.komonews.com/news/archive/3988841.html"><text:span text:style-name="T36_27">html</text:span></text:a></text:span><text:span text:style-name="T36_28">/&gt;</text:span></text:p>
      <text:p text:style-name="P37"/>
      <text:p text:style-name="P38"><text:span text:style-name="T38_1">Scott</text:span><text:span text:style-name="T38_2">,<text:s/></text:span><text:span text:style-name="T38_3">William</text:span><text:span text:style-name="T38_4">.<text:s/>"</text:span><text:span text:style-name="T38_5">Mount</text:span><text:span text:style-name="T38_6"><text:s/></text:span><text:span text:style-name="T38_7">Rainier</text:span><text:span text:style-name="T38_8">."<text:s/></text:span><text:span text:style-name="T38_9">Mount</text:span><text:span text:style-name="T38_10"><text:s/></text:span><text:span text:style-name="T38_11">Rainier</text:span><text:span text:style-name="T38_12">.<text:s/></text:span><text:span text:style-name="T38_13">Web</text:span><text:span text:style-name="T38_14">.<text:s/>22<text:s/></text:span><text:span text:style-name="T38_15">Jan</text:span><text:span text:style-name="T38_16">.<text:s/>2015.</text:span></text:p>
      <text:p text:style-name="P39"><text:span text:style-name="T39_1"><text:s text:c="10"/>&lt;</text:span><text:span text:style-name="T39_2"><text:a xlink:type="simple" xlink:href="http://geology.com/usgs/rainier/"><text:span text:style-name="T39_3">http</text:span></text:a></text:span><text:span text:style-name="T39_4"><text:a xlink:type="simple" xlink:href="http://geology.com/usgs/rainier/"><text:span text:style-name="T39_5">://</text:span></text:a></text:span><text:span text:style-name="T39_6"><text:a xlink:type="simple" xlink:href="http://geology.com/usgs/rainier/"><text:span text:style-name="T39_7">geology</text:span></text:a></text:span><text:span text:style-name="T39_8"><text:a xlink:type="simple" xlink:href="http://geology.com/usgs/rainier/"><text:span text:style-name="T39_9">.</text:span></text:a></text:span><text:span text:style-name="T39_10"><text:a xlink:type="simple" xlink:href="http://geology.com/usgs/rainier/"><text:span text:style-name="T39_11">com</text:span></text:a></text:span><text:span text:style-name="T39_12"><text:a xlink:type="simple" xlink:href="http://geology.com/usgs/rainier/"><text:span text:style-name="T39_13">/</text:span></text:a></text:span><text:span text:style-name="T39_14"><text:a xlink:type="simple" xlink:href="http://geology.com/usgs/rainier/"><text:span text:style-name="T39_15">usgs</text:span></text:a></text:span><text:span text:style-name="T39_16"><text:a xlink:type="simple" xlink:href="http://geology.com/usgs/rainier/"><text:span text:style-name="T39_17">/</text:span></text:a></text:span><text:span text:style-name="T39_18"><text:a xlink:type="simple" xlink:href="http://geology.com/usgs/rainier/"><text:span text:style-name="T39_19">rainier</text:span></text:a></text:span><text:span text:style-name="T39_20"><text:a xlink:type="simple" xlink:href="http://geology.com/usgs/rainier/"><text:span text:style-name="T39_21">/</text:span></text:a></text:span><text:span text:style-name="T39_22">&gt;</text:span></text:p>
      <text:p text:style-name="P40"/>
      <text:p text:style-name="P41"><text:span text:style-name="T41_1">Vertix</text:span><text:span text:style-name="T41_2">.<text:s/>"</text:span><text:span text:style-name="T41_3">Mount</text:span><text:span text:style-name="T41_4"><text:s/></text:span><text:span text:style-name="T41_5">Rainier</text:span><text:span text:style-name="T41_6">."<text:s/>:<text:s/></text:span><text:span text:style-name="T41_7">Climbing</text:span><text:span text:style-name="T41_8">,<text:s/></text:span><text:span text:style-name="T41_9">Hiking</text:span><text:span text:style-name="T41_10"><text:s/>&amp;<text:s/></text:span><text:span text:style-name="T41_11">Mountaineering</text:span><text:span text:style-name="T41_12"><text:s/>:<text:s/></text:span><text:span text:style-name="T41_13">SummitPost</text:span><text:span text:style-name="T41_14">.<text:s/></text:span><text:span text:style-name="T41_15">SummitPost</text:span><text:span text:style-name="T41_16">.</text:span><text:span text:style-name="T41_17">org</text:span><text:span text:style-name="T41_18">,</text:span></text:p>
      <text:p text:style-name="P42"><text:span text:style-name="T42_1"><text:s text:c="10"/>28<text:s/></text:span><text:span text:style-name="T42_2">Mar</text:span><text:span text:style-name="T42_3">.<text:s/>2001.<text:s/></text:span><text:span text:style-name="T42_4">Web</text:span><text:span text:style-name="T42_5">.<text:s/>22<text:s/></text:span><text:span text:style-name="T42_6">Jan</text:span><text:span text:style-name="T42_7">.<text:s/>2015.<text:s/>&lt;</text:span><text:span text:style-name="T42_8"><text:a xlink:type="simple" xlink:href="http://www.summitpost.org/mount-rainier/150291"><text:span text:style-name="T42_9">http</text:span></text:a></text:span><text:span text:style-name="T42_10"><text:a xlink:type="simple" xlink:href="http://www.summitpost.org/mount-rainier/150291"><text:span text:style-name="T42_11">://</text:span></text:a></text:span><text:span text:style-name="T42_12"><text:a xlink:type="simple" xlink:href="http://www.summitpost.org/mount-rainier/150291"><text:span text:style-name="T42_13">www</text:span></text:a></text:span><text:span text:style-name="T42_14"><text:a xlink:type="simple" xlink:href="http://www.summitpost.org/mount-rainier/150291"><text:span text:style-name="T42_15">.</text:span></text:a></text:span><text:span text:style-name="T42_16"><text:a xlink:type="simple" xlink:href="http://www.summitpost.org/mount-rainier/150291"><text:span text:style-name="T42_17">summitpost</text:span></text:a></text:span><text:span text:style-name="T42_18"><text:a xlink:type="simple" xlink:href="http://www.summitpost.org/mount-rainier/150291"><text:span text:style-name="T42_19">.</text:span></text:a></text:span><text:span text:style-name="T42_20"><text:a xlink:type="simple" xlink:href="http://www.summitpost.org/mount-rainier/150291"><text:span text:style-name="T42_21">org</text:span></text:a></text:span><text:span text:style-name="T42_22"><text:a xlink:type="simple" xlink:href="http://www.summitpost.org/mount-rainier/150291"><text:span text:style-name="T42_23">/</text:span></text:a></text:span><text:span text:style-name="T42_24"><text:a xlink:type="simple" xlink:href="http://www.summitpost.org/mount-rainier/150291"><text:span text:style-name="T42_25">mount</text:span></text:a></text:span><text:span text:style-name="T42_26"><text:a xlink:type="simple" xlink:href="http://www.summitpost.org/mount-rainier/150291"><text:span text:style-name="T42_27">-</text:span></text:a></text:span><text:span text:style-name="T42_28"><text:a xlink:type="simple" xlink:href="http://www.summitpost.org/mount-rainier/150291"><text:span text:style-name="T42_29">rainier</text:span></text:a></text:span><text:span text:style-name="T42_30"><text:a xlink:type="simple" xlink:href="http://www.summitpost.org/mount-rainier/150291"><text:span text:style-name="T42_31">/150291</text:span></text:a></text:span><text:span text:style-name="T42_32">&gt;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